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1.286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0.965cm" fo:break-before="auto" style:use-optimal-row-height="true"/>
    </style:style>
    <style:style style:name="ro8" style:family="table-row">
      <style:table-row-properties style:row-height="1.695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1" style:family="table-cell" style:parent-style-name="Default">
      <style:table-cell-properties fo:wrap-option="wrap"/>
      <style:text-properties style:text-position="" fo:hyphenate="false"/>
    </style:style>
    <style:style style:name="ce32" style:family="table-cell" style:parent-style-name="Default">
      <style:table-cell-properties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3" style:family="table-cell" style:parent-style-name="Default">
      <style:table-cell-properties fo:background-color="#ff66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4" style:family="table-cell" style:parent-style-name="Default">
      <style:table-cell-properties fo:background-color="#ff6600" fo:wrap-option="wrap"/>
      <style:text-properties style:text-position="" fo:font-weight="bold" style:font-weight-asian="bold" style:font-weight-complex="bold" fo:hyphenate="false"/>
    </style:style>
    <style:style style:name="ce35" style:family="table-cell" style:parent-style-name="Default">
      <style:table-cell-properties fo:background-color="#ff6600" fo:wrap-option="wrap"/>
      <style:text-properties style:text-position="" fo:hyphenate="false"/>
    </style:style>
    <style:style style:name="ce36" style:family="table-cell" style:parent-style-name="Default">
      <style:table-cell-properties fo:background-color="#ff3333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7" style:family="table-cell" style:parent-style-name="Default">
      <style:table-cell-properties fo:background-color="#ff3333" fo:wrap-option="wrap"/>
      <style:text-properties style:text-position="" fo:hyphenate="false"/>
    </style:style>
    <style:style style:name="ce38" style:family="table-cell" style:parent-style-name="Default">
      <style:table-cell-properties fo:background-color="#ff00cc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9" style:family="table-cell" style:parent-style-name="Default">
      <style:table-cell-properties fo:background-color="#ff00cc" fo:wrap-option="wrap"/>
      <style:text-properties style:text-position="" fo:hyphenate="false"/>
    </style:style>
    <style:style style:name="ce40" style:family="table-cell" style:parent-style-name="Default">
      <style:table-cell-properties fo:background-color="#ffcc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1" style:family="table-cell" style:parent-style-name="Default">
      <style:table-cell-properties fo:background-color="#ff33ff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2" style:family="table-cell" style:parent-style-name="Default">
      <style:table-cell-properties fo:background-color="#9999ff" fo:wrap-option="wrap"/>
      <style:text-properties style:text-position="" fo:font-weight="bold" style:font-weight-asian="bold" style:font-weight-complex="bold" fo:hyphenate="false"/>
    </style:style>
    <style:style style:name="ce43" style:family="table-cell" style:parent-style-name="Default">
      <style:table-cell-properties fo:wrap-option="wrap"/>
      <style:text-properties style:text-position="" fo:font-weight="bold" style:font-weight-asian="bold" style:font-weight-complex="bold" fo:hyphenate="false"/>
    </style:style>
    <style:style style:name="ce44" style:family="table-cell" style:parent-style-name="Default">
      <style:table-cell-properties fo:background-color="#ffff66"/>
      <style:text-properties style:text-position="" fo:font-weight="bold" style:font-weight-asian="bold" style:font-weight-complex="bold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54" style:family="table-cell" style:parent-style-name="Default">
      <style:table-cell-properties fo:background-color="transparent" fo:wrap-option="wrap"/>
      <style:text-properties style:text-position="" fo:hyphenate="false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</style:style>
    <style:style style:name="ce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8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8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5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0" style:family="table-cell" style:parent-style-name="Default">
      <style:table-cell-properties fo:border="none"/>
    </style:style>
    <style:style style:name="ce91" style:family="table-cell" style:parent-style-name="Default">
      <style:table-cell-properties fo:background-color="#cccccc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2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94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97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98" style:family="table-cell" style:parent-style-name="Default">
      <style:table-cell-properties fo:background-color="#66ff00"/>
    </style:style>
    <style:style style:name="ce99" style:family="table-cell" style:parent-style-name="Default">
      <style:table-cell-properties fo:background-color="#ff8080"/>
      <style:text-properties fo:color="#000000"/>
    </style:style>
    <style:style style:name="ce100" style:family="table-cell" style:parent-style-name="Default">
      <style:table-cell-properties fo:background-color="#ff8080"/>
    </style:style>
    <style:style style:name="ce101" style:family="table-cell" style:parent-style-name="Default">
      <style:table-cell-properties fo:background-color="#cccccc"/>
    </style:style>
    <style:style style:name="ce102" style:family="table-cell" style:parent-style-name="Default">
      <style:table-cell-properties fo:background-color="#00ccff"/>
    </style:style>
    <style:style style:name="ce103" style:family="table-cell" style:parent-style-name="Default">
      <style:text-properties style:font-name="Liberation Sans" style:font-name-asian="DejaVu Sans" style:font-name-complex="DejaVu Sans"/>
    </style:style>
    <style:style style:name="ce104" style:family="table-cell" style:parent-style-name="Default">
      <style:text-properties fo:color="#ff8080"/>
    </style:style>
    <style:style style:name="ce105" style:family="table-cell" style:parent-style-name="Default">
      <style:table-cell-properties fo:background-color="#ff66ff"/>
      <style:text-properties fo:color="#000000"/>
    </style:style>
    <style:style style:name="ce106" style:family="table-cell" style:parent-style-name="Default">
      <style:table-cell-properties fo:background-color="transparent"/>
    </style:style>
    <style:style style:name="ce107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108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109" style:family="table-cell" style:parent-style-name="Default">
      <style:table-cell-properties fo:background-color="#ffff00"/>
    </style:style>
    <style:style style:name="ce110" style:family="table-cell" style:parent-style-name="Default">
      <style:table-cell-properties fo:background-color="#cccccc"/>
      <style:map style:condition="is-true-formula([.M11]=[.$B$3]&amp;[.$B$6])" style:apply-style-name="cfContainsMax" style:base-cell-address="Original.M11"/>
      <style:map style:condition="is-true-formula(OR([.M$10]&gt;0;[.$B11]&gt;0))" style:apply-style-name="cfPointToMax" style:base-cell-address="Original.M11"/>
    </style:style>
    <style:style style:name="ce111" style:family="table-cell" style:parent-style-name="Default">
      <style:table-cell-properties fo:background-color="#ff9999"/>
    </style:style>
    <style:style style:name="ce112" style:family="table-cell" style:parent-style-name="Default">
      <style:table-cell-properties fo:background-color="#66ff66"/>
    </style:style>
    <style:style style:name="ce113" style:family="table-cell" style:parent-style-name="Default">
      <style:table-cell-properties fo:background-color="#ff99ff"/>
    </style:style>
    <style:style style:name="ce114" style:family="table-cell" style:parent-style-name="Default">
      <style:table-cell-properties fo:wrap-option="wrap"/>
      <style:text-properties fo:hyphenate="false"/>
    </style:style>
    <style:style style:name="ce115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16" style:family="table-cell" style:parent-style-name="Default">
      <style:table-cell-properties fo:background-color="#ff66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17" style:family="table-cell" style:parent-style-name="Default">
      <style:table-cell-properties fo:background-color="#ff6600" fo:wrap-option="wrap"/>
      <style:text-properties fo:font-weight="bold" style:font-weight-asian="bold" style:font-weight-complex="bold" fo:hyphenate="false"/>
    </style:style>
    <style:style style:name="ce118" style:family="table-cell" style:parent-style-name="Default">
      <style:table-cell-properties fo:background-color="#ff6600" fo:wrap-option="wrap"/>
      <style:text-properties fo:hyphenate="false"/>
    </style:style>
    <style:style style:name="ce119" style:family="table-cell" style:parent-style-name="Default">
      <style:table-cell-properties fo:background-color="#ff3333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0" style:family="table-cell" style:parent-style-name="Default">
      <style:table-cell-properties fo:background-color="#ff3333" fo:wrap-option="wrap"/>
      <style:text-properties fo:hyphenate="false"/>
    </style:style>
    <style:style style:name="ce121" style:family="table-cell" style:parent-style-name="Default">
      <style:table-cell-properties fo:background-color="#ff00cc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2" style:family="table-cell" style:parent-style-name="Default">
      <style:table-cell-properties fo:background-color="#ff00cc" fo:wrap-option="wrap"/>
      <style:text-properties fo:hyphenate="false"/>
    </style:style>
    <style:style style:name="ce123" style:family="table-cell" style:parent-style-name="Default">
      <style:table-cell-properties fo:background-color="#ffcc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4" style:family="table-cell" style:parent-style-name="Default">
      <style:table-cell-properties fo:background-color="#ff33ff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5" style:family="table-cell" style:parent-style-name="Default">
      <style:table-cell-properties fo:background-color="#9999ff" fo:wrap-option="wrap"/>
      <style:text-properties fo:font-weight="bold" style:font-weight-asian="bold" style:font-weight-complex="bold" fo:hyphenate="false"/>
    </style:style>
    <style:style style:name="ce126" style:family="table-cell" style:parent-style-name="Default">
      <style:table-cell-properties fo:wrap-option="wrap"/>
      <style:text-properties fo:font-weight="bold" style:font-weight-asian="bold" style:font-weight-complex="bold" fo:hyphenate="false"/>
    </style:style>
    <style:style style:name="ce12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2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false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13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13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13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137" style:family="table-cell" style:parent-style-name="Default">
      <style:table-cell-properties fo:background-color="transparent" fo:wrap-option="wrap"/>
      <style:text-properties fo:hyphenate="false"/>
    </style:style>
    <style:style style:name="ce13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13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</style:style>
    <style:style style:name="ce14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1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14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14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14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1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1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1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1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1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1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1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1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1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1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1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1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1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1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1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1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1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1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>
        <table:iteration table:status="enable" table:steps="1" table:maximum-difference="0.0000000001"/>
      </table:calculation-settings>
      <table:table table:name="Original" table:style-name="ta1">
        <table:table-column table:style-name="co1" table:number-columns-repeated="2" table:default-cell-style-name="ce84"/>
        <table:table-column table:style-name="co1" table:number-columns-repeated="8" table:default-cell-style-name="Default"/>
        <table:table-row table:style-name="ro1">
          <table:table-cell/>
          <table:table-cell table:style-name="ce86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/>
          <table:table-cell table:style-name="ce86" office:value-type="string" calcext:value-type="string">
            <text:p>PREFIX</text:p>
          </table:table-cell>
          <table:table-cell table:number-columns-repeated="8"/>
        </table:table-row>
        <table:table-row table:style-name="ro1">
          <table:table-cell/>
          <table:table-cell table:style-name="ce87" office:value-type="string" calcext:value-type="string">
            <text:p>WERT:</text:p>
          </table:table-cell>
          <table:table-cell office:value-type="string" calcext:value-type="string">
            <text:p>← Enter „J_w“ (without the QMs) here to address the original question!</text:p>
          </table:table-cell>
          <table:table-cell table:number-columns-repeated="5"/>
          <table:table-cell office:value-type="string" calcext:value-type="string">
            <text:p>(Note: F15 was changed!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6"/>
          <table:table-cell office:value-type="string" calcext:value-type="string">
            <text:p>Regard also the conditional format!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85" office:value-type="string" calcext:value-type="string">
            <text:p>Max:</text:p>
          </table:table-cell>
          <table:table-cell table:style-name="ce88" table:number-matrix-columns-spanned="1" table:number-matrix-rows-spanned="1" table:formula="of:=MAX(IF(LEFT([.C11:.I32];LEN([.$B$3]))=[.$B$3];VALUE(MID([.C11:.I32];LEN([.$B$3])+1;1024));&quot;&quot;))" office:value-type="float" office:value="17" calcext:value-type="float">
            <text:p>17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84" table:formula="of:=COUNTIF([.C11:.C32];[.$B$3]&amp;[.$B$6])" office:value-type="float" office:value="0" calcext:value-type="float">
            <text:p>0</text:p>
          </table:table-cell>
          <table:table-cell table:style-name="ce84" table:formula="of:=COUNTIF([.D11:.D32];[.$B$3]&amp;[.$B$6])" office:value-type="float" office:value="0" calcext:value-type="float">
            <text:p>0</text:p>
          </table:table-cell>
          <table:table-cell table:style-name="ce84" table:formula="of:=COUNTIF([.E11:.E32];[.$B$3]&amp;[.$B$6])" office:value-type="float" office:value="1" calcext:value-type="float">
            <text:p>1</text:p>
          </table:table-cell>
          <table:table-cell table:style-name="ce84" table:formula="of:=COUNTIF([.F11:.F32];[.$B$3]&amp;[.$B$6])" office:value-type="float" office:value="0" calcext:value-type="float">
            <text:p>0</text:p>
          </table:table-cell>
          <table:table-cell table:style-name="ce84" table:formula="of:=COUNTIF([.G11:.G32];[.$B$3]&amp;[.$B$6])" office:value-type="float" office:value="1" calcext:value-type="float">
            <text:p>1</text:p>
          </table:table-cell>
          <table:table-cell table:style-name="ce84" table:formula="of:=COUNTIF([.H11:.H32];[.$B$3]&amp;[.$B$6])" office:value-type="float" office:value="0" calcext:value-type="float">
            <text:p>0</text:p>
          </table:table-cell>
          <table:table-cell table:style-name="ce84" table:formula="of:=COUNTIF([.I11:.I32];[.$B$3]&amp;[.$B$6])" office:value-type="float" office:value="0" calcext:value-type="float">
            <text:p>0</text:p>
          </table:table-cell>
          <table:table-cell office:value-type="string" calcext:value-type="string">
            <text:p>← Helpers (C10:I10 and B11:B32) only used to simplify the CF conditions!</text:p>
          </table:table-cell>
        </table:table-row>
        <table:table-row table:style-name="ro2">
          <table:table-cell/>
          <table:table-cell table:formula="of:=COUNTIF([.C11:.I11];[.$B$3]&amp;[.$B$6])" office:value-type="float" office:value="0" calcext:value-type="float">
            <text:p>0</text:p>
          </table:table-cell>
          <table:table-cell table:style-name="ce91" office:value-type="string" calcext:value-type="string">
            <text:p>Gramatik</text:p>
          </table:table-cell>
          <table:table-cell table:style-name="ce91" office:value-type="string" calcext:value-type="string">
            <text:p>J_Tr</text:p>
          </table:table-cell>
          <table:table-cell table:style-name="ce91" office:value-type="string" calcext:value-type="string">
            <text:p>J_w8</text:p>
          </table:table-cell>
          <table:table-cell table:style-name="ce91" office:value-type="string" calcext:value-type="string">
            <text:p>J_w57</text:p>
          </table:table-cell>
          <table:table-cell table:style-name="ce91" office:value-type="string" calcext:value-type="string">
            <text:p>J_w10</text:p>
          </table:table-cell>
          <table:table-cell table:style-name="ce91" office:value-type="string" calcext:value-type="string">
            <text:p>J_w58</text:p>
          </table:table-cell>
          <table:table-cell table:style-name="ce91" office:value-type="string" calcext:value-type="string">
            <text:p>J_w52</text:p>
          </table:table-cell>
          <table:table-cell/>
        </table:table-row>
        <table:table-row table:style-name="ro2">
          <table:table-cell/>
          <table:table-cell table:formula="of:=COUNTIF([.C12:.I12];[.$B$3]&amp;[.$B$6])" office:value-type="float" office:value="0" calcext:value-type="float">
            <text:p>0</text:p>
          </table:table-cell>
          <table:table-cell table:style-name="ce91"/>
          <table:table-cell table:style-name="ce91" office:value-type="string" calcext:value-type="string">
            <text:p>WERT:13</text:p>
          </table:table-cell>
          <table:table-cell table:style-name="ce91" table:number-columns-repeated="5"/>
          <table:table-cell/>
        </table:table-row>
        <table:table-row table:style-name="ro2">
          <table:table-cell/>
          <table:table-cell table:formula="of:=COUNTIF([.C13:.I13];[.$B$3]&amp;[.$B$6])" office:value-type="float" office:value="0" calcext:value-type="float">
            <text:p>0</text:p>
          </table:table-cell>
          <table:table-cell table:style-name="ce91" office:value-type="string" calcext:value-type="string">
            <text:p>Steuersatz</text:p>
          </table:table-cell>
          <table:table-cell table:style-name="ce91" office:value-type="string" calcext:value-type="string">
            <text:p>Computer</text:p>
          </table:table-cell>
          <table:table-cell table:style-name="ce91" office:value-type="string" calcext:value-type="string">
            <text:p>wie</text:p>
          </table:table-cell>
          <table:table-cell table:style-name="ce91" office:value-type="string" calcext:value-type="string">
            <text:p>wird</text:p>
          </table:table-cell>
          <table:table-cell table:style-name="ce91" office:value-type="string" calcext:value-type="string">
            <text:p>das</text:p>
          </table:table-cell>
          <table:table-cell table:style-name="ce91" office:value-type="string" calcext:value-type="string">
            <text:p>Wetter</text:p>
          </table:table-cell>
          <table:table-cell table:style-name="ce91" office:value-type="string" calcext:value-type="string">
            <text:p>Übermorgen</text:p>
          </table:table-cell>
          <table:table-cell/>
        </table:table-row>
        <table:table-row table:style-name="ro2">
          <table:table-cell/>
          <table:table-cell table:formula="of:=COUNTIF([.C14:.I14];[.$B$3]&amp;[.$B$6])" office:value-type="float" office:value="1" calcext:value-type="float">
            <text:p>1</text:p>
          </table:table-cell>
          <table:table-cell table:style-name="ce91" table:number-columns-repeated="4"/>
          <table:table-cell table:style-name="ce91" office:value-type="string" calcext:value-type="string">
            <text:p>WERT:17</text:p>
          </table:table-cell>
          <table:table-cell table:style-name="ce91" table:number-columns-repeated="2"/>
          <table:table-cell/>
        </table:table-row>
        <table:table-row table:style-name="ro2">
          <table:table-cell/>
          <table:table-cell table:formula="of:=COUNTIF([.C15:.I15];[.$B$3]&amp;[.$B$6])" office:value-type="float" office:value="0" calcext:value-type="float">
            <text:p>0</text:p>
          </table:table-cell>
          <table:table-cell table:style-name="ce91" office:value-type="string" calcext:value-type="string">
            <text:p>Gramatik</text:p>
          </table:table-cell>
          <table:table-cell table:style-name="ce91" office:value-type="string" calcext:value-type="string">
            <text:p>J_Tr</text:p>
          </table:table-cell>
          <table:table-cell table:style-name="ce91" office:value-type="string" calcext:value-type="string">
            <text:p>J_w8</text:p>
          </table:table-cell>
          <table:table-cell table:style-name="ce91" office:value-type="string" calcext:value-type="string">
            <text:p>J_w99</text:p>
          </table:table-cell>
          <table:table-cell table:style-name="ce91" office:value-type="string" calcext:value-type="string">
            <text:p>J_w10</text:p>
          </table:table-cell>
          <table:table-cell table:style-name="ce91" office:value-type="string" calcext:value-type="string">
            <text:p>J_w58</text:p>
          </table:table-cell>
          <table:table-cell table:style-name="ce91" office:value-type="string" calcext:value-type="string">
            <text:p>J_w47</text:p>
          </table:table-cell>
          <table:table-cell/>
        </table:table-row>
        <table:table-row table:style-name="ro1">
          <table:table-cell/>
          <table:table-cell table:formula="of:=COUNTIF([.C16:.I16];[.$B$3]&amp;[.$B$6])" office:value-type="float" office:value="0" calcext:value-type="float">
            <text:p>0</text:p>
          </table:table-cell>
          <table:table-cell table:style-name="ce91" table:number-columns-repeated="7"/>
          <table:table-cell/>
        </table:table-row>
        <table:table-row table:style-name="ro2">
          <table:table-cell/>
          <table:table-cell table:formula="of:=COUNTIF([.C17:.I17];[.$B$3]&amp;[.$B$6])" office:value-type="float" office:value="0" calcext:value-type="float">
            <text:p>0</text:p>
          </table:table-cell>
          <table:table-cell table:style-name="ce91" office:value-type="string" calcext:value-type="string">
            <text:p>Steuersatz</text:p>
          </table:table-cell>
          <table:table-cell table:style-name="ce91" office:value-type="string" calcext:value-type="string">
            <text:p>Computer</text:p>
          </table:table-cell>
          <table:table-cell table:style-name="ce91" office:value-type="string" calcext:value-type="string">
            <text:p>wie</text:p>
          </table:table-cell>
          <table:table-cell table:style-name="ce91" office:value-type="string" calcext:value-type="string">
            <text:p>wird</text:p>
          </table:table-cell>
          <table:table-cell table:style-name="ce91" office:value-type="string" calcext:value-type="string">
            <text:p>das</text:p>
          </table:table-cell>
          <table:table-cell table:style-name="ce91" office:value-type="string" calcext:value-type="string">
            <text:p>Wetter</text:p>
          </table:table-cell>
          <table:table-cell table:style-name="ce91" office:value-type="string" calcext:value-type="string">
            <text:p>Heute</text:p>
          </table:table-cell>
          <table:table-cell/>
        </table:table-row>
        <table:table-row table:style-name="ro2">
          <table:table-cell/>
          <table:table-cell table:formula="of:=COUNTIF([.C18:.I18];[.$B$3]&amp;[.$B$6])" office:value-type="float" office:value="1" calcext:value-type="float">
            <text:p>1</text:p>
          </table:table-cell>
          <table:table-cell table:style-name="ce91" table:number-columns-repeated="2"/>
          <table:table-cell table:style-name="ce91" office:value-type="string" calcext:value-type="string">
            <text:p>WERT:17</text:p>
          </table:table-cell>
          <table:table-cell table:style-name="ce91" table:number-columns-repeated="4"/>
          <table:table-cell/>
        </table:table-row>
        <table:table-row table:style-name="ro2">
          <table:table-cell/>
          <table:table-cell table:formula="of:=COUNTIF([.C19:.I19];[.$B$3]&amp;[.$B$6])" office:value-type="float" office:value="0" calcext:value-type="float">
            <text:p>0</text:p>
          </table:table-cell>
          <table:table-cell table:style-name="ce91" office:value-type="string" calcext:value-type="string">
            <text:p>Gramatik</text:p>
          </table:table-cell>
          <table:table-cell table:style-name="ce91" office:value-type="string" calcext:value-type="string">
            <text:p>J_Tr</text:p>
          </table:table-cell>
          <table:table-cell table:style-name="ce91" office:value-type="string" calcext:value-type="string">
            <text:p>J_w45</text:p>
          </table:table-cell>
          <table:table-cell table:style-name="ce91" office:value-type="string" calcext:value-type="string">
            <text:p>J_w50</text:p>
          </table:table-cell>
          <table:table-cell table:style-name="ce91" office:value-type="string" calcext:value-type="string">
            <text:p>J_w47</text:p>
          </table:table-cell>
          <table:table-cell table:style-name="ce91" table:number-columns-repeated="2"/>
          <table:table-cell/>
        </table:table-row>
        <table:table-row table:style-name="ro2">
          <table:table-cell/>
          <table:table-cell table:formula="of:=COUNTIF([.C20:.I20];[.$B$3]&amp;[.$B$6])" office:value-type="float" office:value="0" calcext:value-type="float">
            <text:p>0</text:p>
          </table:table-cell>
          <table:table-cell table:style-name="ce91" office:value-type="string" calcext:value-type="string">
            <text:p>Steuersatz</text:p>
          </table:table-cell>
          <table:table-cell table:style-name="ce91" office:value-type="string" calcext:value-type="string">
            <text:p>Computer</text:p>
          </table:table-cell>
          <table:table-cell table:style-name="ce91" office:value-type="string" calcext:value-type="string">
            <text:p>Wetterbericht</text:p>
          </table:table-cell>
          <table:table-cell table:style-name="ce91" office:value-type="string" calcext:value-type="string">
            <text:p>für</text:p>
          </table:table-cell>
          <table:table-cell table:style-name="ce91" office:value-type="string" calcext:value-type="string">
            <text:p>Heute</text:p>
          </table:table-cell>
          <table:table-cell table:style-name="ce91" table:number-columns-repeated="2"/>
          <table:table-cell/>
        </table:table-row>
        <table:table-row table:style-name="ro1">
          <table:table-cell/>
          <table:table-cell table:formula="of:=COUNTIF([.C21:.I21];[.$B$3]&amp;[.$B$6])" office:value-type="float" office:value="0" calcext:value-type="float">
            <text:p>0</text:p>
          </table:table-cell>
          <table:table-cell table:style-name="ce91" table:number-columns-repeated="7"/>
          <table:table-cell/>
        </table:table-row>
        <table:table-row table:style-name="ro2">
          <table:table-cell/>
          <table:table-cell table:formula="of:=COUNTIF([.C22:.I22];[.$B$3]&amp;[.$B$6])" office:value-type="float" office:value="0" calcext:value-type="float">
            <text:p>0</text:p>
          </table:table-cell>
          <table:table-cell table:style-name="ce91" office:value-type="string" calcext:value-type="string">
            <text:p>Gramatik</text:p>
          </table:table-cell>
          <table:table-cell table:style-name="ce91" office:value-type="string" calcext:value-type="string">
            <text:p>J_Tr</text:p>
          </table:table-cell>
          <table:table-cell table:style-name="ce91" office:value-type="string" calcext:value-type="string">
            <text:p>J_w8</text:p>
          </table:table-cell>
          <table:table-cell table:style-name="ce91" office:value-type="string" calcext:value-type="string">
            <text:p>J_w15</text:p>
          </table:table-cell>
          <table:table-cell table:style-name="ce91" office:value-type="string" calcext:value-type="string">
            <text:p>J_w48</text:p>
          </table:table-cell>
          <table:table-cell table:style-name="ce91" office:value-type="string" calcext:value-type="string">
            <text:p>J_w59</text:p>
          </table:table-cell>
          <table:table-cell table:style-name="ce91"/>
          <table:table-cell/>
        </table:table-row>
        <table:table-row table:style-name="ro2">
          <table:table-cell/>
          <table:table-cell table:formula="of:=COUNTIF([.C23:.I23];[.$B$3]&amp;[.$B$6])" office:value-type="float" office:value="0" calcext:value-type="float">
            <text:p>0</text:p>
          </table:table-cell>
          <table:table-cell table:style-name="ce91" office:value-type="string" calcext:value-type="string">
            <text:p>Steuersatz</text:p>
          </table:table-cell>
          <table:table-cell table:style-name="ce91" office:value-type="string" calcext:value-type="string">
            <text:p>Computer</text:p>
          </table:table-cell>
          <table:table-cell table:style-name="ce91" office:value-type="string" calcext:value-type="string">
            <text:p>wie</text:p>
          </table:table-cell>
          <table:table-cell table:style-name="ce91" office:value-type="string" calcext:value-type="string">
            <text:p>ist</text:p>
          </table:table-cell>
          <table:table-cell table:style-name="ce91" office:value-type="string" calcext:value-type="string">
            <text:p>die</text:p>
          </table:table-cell>
          <table:table-cell table:style-name="ce91" office:value-type="string" calcext:value-type="string">
            <text:p>Windstärke</text:p>
          </table:table-cell>
          <table:table-cell table:style-name="ce91"/>
          <table:table-cell/>
        </table:table-row>
        <table:table-row table:style-name="ro1">
          <table:table-cell/>
          <table:table-cell table:formula="of:=COUNTIF([.C24:.I24];[.$B$3]&amp;[.$B$6])" office:value-type="float" office:value="0" calcext:value-type="float">
            <text:p>0</text:p>
          </table:table-cell>
          <table:table-cell table:style-name="ce91" table:number-columns-repeated="7"/>
          <table:table-cell/>
        </table:table-row>
        <table:table-row table:style-name="ro2">
          <table:table-cell/>
          <table:table-cell table:formula="of:=COUNTIF([.C25:.I25];[.$B$3]&amp;[.$B$6])" office:value-type="float" office:value="0" calcext:value-type="float">
            <text:p>0</text:p>
          </table:table-cell>
          <table:table-cell table:style-name="ce91" office:value-type="string" calcext:value-type="string">
            <text:p>Gramatik</text:p>
          </table:table-cell>
          <table:table-cell table:style-name="ce91" office:value-type="string" calcext:value-type="string">
            <text:p>J_Tr</text:p>
          </table:table-cell>
          <table:table-cell table:style-name="ce91" office:value-type="string" calcext:value-type="string">
            <text:p>J_w8</text:p>
          </table:table-cell>
          <table:table-cell table:style-name="ce91" office:value-type="string" calcext:value-type="string">
            <text:p>J_w60</text:p>
          </table:table-cell>
          <table:table-cell table:style-name="ce91" office:value-type="string" calcext:value-type="string">
            <text:p>J_w48</text:p>
          </table:table-cell>
          <table:table-cell table:style-name="ce91" office:value-type="string" calcext:value-type="string">
            <text:p>J_w56</text:p>
          </table:table-cell>
          <table:table-cell table:style-name="ce91"/>
          <table:table-cell/>
        </table:table-row>
        <table:table-row table:style-name="ro2">
          <table:table-cell/>
          <table:table-cell table:formula="of:=COUNTIF([.C26:.I26];[.$B$3]&amp;[.$B$6])" office:value-type="float" office:value="0" calcext:value-type="float">
            <text:p>0</text:p>
          </table:table-cell>
          <table:table-cell table:style-name="ce91" office:value-type="string" calcext:value-type="string">
            <text:p>Steuersatz</text:p>
          </table:table-cell>
          <table:table-cell table:style-name="ce91" office:value-type="string" calcext:value-type="string">
            <text:p>Computer</text:p>
          </table:table-cell>
          <table:table-cell table:style-name="ce91" office:value-type="string" calcext:value-type="string">
            <text:p>wie</text:p>
          </table:table-cell>
          <table:table-cell table:style-name="ce91" office:value-type="string" calcext:value-type="string">
            <text:p>sind</text:p>
          </table:table-cell>
          <table:table-cell table:style-name="ce91" office:value-type="string" calcext:value-type="string">
            <text:p>die</text:p>
          </table:table-cell>
          <table:table-cell table:style-name="ce91" office:value-type="string" calcext:value-type="string">
            <text:p>Windverhältnisse</text:p>
          </table:table-cell>
          <table:table-cell table:style-name="ce91"/>
          <table:table-cell/>
        </table:table-row>
        <table:table-row table:style-name="ro1">
          <table:table-cell/>
          <table:table-cell table:formula="of:=COUNTIF([.C27:.I27];[.$B$3]&amp;[.$B$6])" office:value-type="float" office:value="0" calcext:value-type="float">
            <text:p>0</text:p>
          </table:table-cell>
          <table:table-cell table:style-name="ce91" table:number-columns-repeated="7"/>
          <table:table-cell/>
        </table:table-row>
        <table:table-row table:style-name="ro2">
          <table:table-cell/>
          <table:table-cell table:formula="of:=COUNTIF([.C28:.I28];[.$B$3]&amp;[.$B$6])" office:value-type="float" office:value="0" calcext:value-type="float">
            <text:p>0</text:p>
          </table:table-cell>
          <table:table-cell table:style-name="ce91" office:value-type="string" calcext:value-type="string">
            <text:p>Gramatik</text:p>
          </table:table-cell>
          <table:table-cell table:style-name="ce91" office:value-type="string" calcext:value-type="string">
            <text:p>J_Tr</text:p>
          </table:table-cell>
          <table:table-cell table:style-name="ce91" office:value-type="string" calcext:value-type="string">
            <text:p>J_w63</text:p>
          </table:table-cell>
          <table:table-cell table:style-name="ce91" office:value-type="string" calcext:value-type="string">
            <text:p>J_w49</text:p>
          </table:table-cell>
          <table:table-cell table:style-name="ce91" office:value-type="string" calcext:value-type="string">
            <text:p>J_w61</text:p>
          </table:table-cell>
          <table:table-cell table:style-name="ce91" office:value-type="string" calcext:value-type="string">
            <text:p>J_w62</text:p>
          </table:table-cell>
          <table:table-cell table:style-name="ce91"/>
          <table:table-cell/>
        </table:table-row>
        <table:table-row table:style-name="ro2">
          <table:table-cell/>
          <table:table-cell table:formula="of:=COUNTIF([.C29:.I29];[.$B$3]&amp;[.$B$6])" office:value-type="float" office:value="0" calcext:value-type="float">
            <text:p>0</text:p>
          </table:table-cell>
          <table:table-cell table:style-name="ce91" office:value-type="string" calcext:value-type="string">
            <text:p>Steuersatz</text:p>
          </table:table-cell>
          <table:table-cell table:style-name="ce91" office:value-type="string" calcext:value-type="string">
            <text:p>Computer</text:p>
          </table:table-cell>
          <table:table-cell table:style-name="ce91" office:value-type="string" calcext:value-type="string">
            <text:p>welche</text:p>
          </table:table-cell>
          <table:table-cell table:style-name="ce91" office:value-type="string" calcext:value-type="string">
            <text:p>Mondphase</text:p>
          </table:table-cell>
          <table:table-cell table:style-name="ce91" office:value-type="string" calcext:value-type="string">
            <text:p>haben</text:p>
          </table:table-cell>
          <table:table-cell table:style-name="ce91" table:number-columns-repeated="2"/>
          <table:table-cell/>
        </table:table-row>
        <table:table-row table:style-name="ro2">
          <table:table-cell/>
          <table:table-cell table:formula="of:=COUNTIF([.C30:.I30];[.$B$3]&amp;[.$B$6])" office:value-type="float" office:value="0" calcext:value-type="float">
            <text:p>0</text:p>
          </table:table-cell>
          <table:table-cell table:style-name="ce91" table:number-columns-repeated="5"/>
          <table:table-cell table:style-name="ce91" office:value-type="string" calcext:value-type="string">
            <text:p>WERT:1</text:p>
          </table:table-cell>
          <table:table-cell table:style-name="ce91"/>
          <table:table-cell/>
        </table:table-row>
        <table:table-row table:style-name="ro2">
          <table:table-cell/>
          <table:table-cell table:formula="of:=COUNTIF([.C31:.I31];[.$B$3]&amp;[.$B$6])" office:value-type="float" office:value="0" calcext:value-type="float">
            <text:p>0</text:p>
          </table:table-cell>
          <table:table-cell table:style-name="ce91" office:value-type="string" calcext:value-type="string">
            <text:p>Gramatik</text:p>
          </table:table-cell>
          <table:table-cell table:style-name="ce91" office:value-type="string" calcext:value-type="string">
            <text:p>J_Tr</text:p>
          </table:table-cell>
          <table:table-cell table:style-name="ce91" office:value-type="string" calcext:value-type="string">
            <text:p>J_w49</text:p>
          </table:table-cell>
          <table:table-cell table:style-name="ce91" table:number-columns-repeated="4"/>
          <table:table-cell/>
        </table:table-row>
        <table:table-row table:style-name="ro2">
          <table:table-cell/>
          <table:table-cell table:formula="of:=COUNTIF([.C32:.I32];[.$B$3]&amp;[.$B$6])" office:value-type="float" office:value="0" calcext:value-type="float">
            <text:p>0</text:p>
          </table:table-cell>
          <table:table-cell table:style-name="ce91" office:value-type="string" calcext:value-type="string">
            <text:p>Steuersatz</text:p>
          </table:table-cell>
          <table:table-cell table:style-name="ce91" office:value-type="string" calcext:value-type="string">
            <text:p>Computer</text:p>
          </table:table-cell>
          <table:table-cell table:style-name="ce91" office:value-type="string" calcext:value-type="string">
            <text:p>Mondphase</text:p>
          </table:table-cell>
          <table:table-cell table:style-name="ce91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 table:style-name="ce90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89"/>
          <table:table-cell table:number-columns-repeated="8"/>
        </table:table-row>
        <table:table-row table:style-name="ro1">
          <table:table-cell table:style-name="Default"/>
          <table:table-cell table:style-name="ce90"/>
          <table:table-cell table:number-columns-repeated="8"/>
        </table:table-row>
        <table:table-row table:style-name="ro1">
          <table:table-cell table:style-name="Default"/>
          <table:table-cell table:style-name="ce89"/>
          <table:table-cell office:value-type="string" calcext:value-type="string">
            <text:p>This solution is capable of accepting any range. It does NOT bother about conditional formats.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89"/>
          <table:table-cell office:value-type="string" calcext:value-type="string">
            <text:p>Finding the postions where the maximum value occurs is not supported here.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style-name="ce89"/>
          <table:table-cell table:number-columns-repeated="8"/>
        </table:table-row>
        <table:table-row table:style-name="ro1">
          <table:table-cell table:style-name="Default"/>
          <table:table-cell table:style-name="ce89"/>
          <table:table-cell table:style-name="ce92" office:value-type="string" calcext:value-type="string">
            <text:p>RangeStart</text:p>
          </table:table-cell>
          <table:table-cell table:style-name="ce96" office:value-type="string" calcext:value-type="string">
            <text:p>RowStart</text:p>
          </table:table-cell>
          <table:table-cell table:style-name="ce96" office:value-type="string" calcext:value-type="string">
            <text:p>ColStart</text:p>
          </table:table-cell>
          <table:table-cell table:number-columns-repeated="5"/>
        </table:table-row>
        <table:table-row table:style-name="ro1">
          <table:table-cell/>
          <table:table-cell table:style-name="ce89"/>
          <table:table-cell table:style-name="ce93" office:value-type="string" calcext:value-type="string">
            <text:p>$C$11</text:p>
          </table:table-cell>
          <table:table-cell table:style-name="ce97" table:formula="of:=ROW(INDIRECT([.$C$42]))" office:value-type="float" office:value="11" calcext:value-type="float">
            <text:p>11</text:p>
          </table:table-cell>
          <table:table-cell table:style-name="ce97" table:formula="of:=COLUMN(INDIRECT([.$C$42]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4"/>
          <table:table-cell/>
          <table:table-cell table:style-name="ce84"/>
          <table:table-cell table:number-columns-repeated="5"/>
        </table:table-row>
        <table:table-row table:style-name="ro1">
          <table:table-cell table:number-columns-repeated="2"/>
          <table:table-cell table:style-name="ce92" office:value-type="string" calcext:value-type="string">
            <text:p>RangeEND</text:p>
          </table:table-cell>
          <table:table-cell table:style-name="ce96" office:value-type="string" calcext:value-type="string">
            <text:p>Rows</text:p>
          </table:table-cell>
          <table:table-cell table:style-name="ce96" office:value-type="string" calcext:value-type="string">
            <text:p>Col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3" office:value-type="string" calcext:value-type="string">
            <text:p>$I$32</text:p>
          </table:table-cell>
          <table:table-cell table:style-name="ce97" table:formula="of:=ROW(INDIRECT([.$C$45]))-[.D$42]+1" office:value-type="float" office:value="22" calcext:value-type="float">
            <text:p>22</text:p>
          </table:table-cell>
          <table:table-cell table:style-name="ce97" table:formula="of:=COLUMN(INDIRECT([.$C$45]))-[.E$42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4" table:number-columns-repeated="2"/>
          <table:table-cell table:style-name="ce89"/>
          <table:table-cell table:number-columns-repeated="5"/>
        </table:table-row>
        <table:table-row table:style-name="ro1">
          <table:table-cell/>
          <table:table-cell table:style-name="Default"/>
          <table:table-cell table:style-name="ce94" office:value-type="string" calcext:value-type="string">
            <text:p>Max:</text:p>
          </table:table-cell>
          <table:table-cell table:style-name="ce84"/>
          <table:table-cell table:style-name="ce89"/>
          <table:table-cell table:number-columns-repeated="5"/>
        </table:table-row>
        <table:table-row table:style-name="ro1">
          <table:table-cell/>
          <table:table-cell table:style-name="Default"/>
          <table:table-cell table:style-name="ce95" table:number-matrix-columns-spanned="1" table:number-matrix-rows-spanned="1" table:formula="of:=MAX(IF(LEFT(OFFSET(INDIRECT([.$C$42]);0;0;[.$D$45];[.$E$45]);LEN([.$B$3]))=[.$B$3];VALUE(MID(OFFSET(INDIRECT([.$C$42]);0;0;[.$D$45];[.$E$45]);LEN([.$B$3])+1;1024));&quot;&quot;))" office:value-type="float" office:value="17" calcext:value-type="float">
            <text:p>17</text:p>
          </table:table-cell>
          <table:table-cell table:style-name="ce84"/>
          <table:table-cell table:style-name="ce89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84"/>
          <table:table-cell table:style-name="ce89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84"/>
          <table:table-cell table:style-name="ce89"/>
          <table:table-cell table:number-columns-repeated="5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Original.C11:Original.I32">
            <calcext:condition calcext:apply-style-name="cfContainsMax" calcext:value="formula-is([.C11]=[.$B$3]&amp;[.$B$6])" calcext:base-cell-address="Original.C11"/>
            <calcext:condition calcext:apply-style-name="cfPointToMax" calcext:value="formula-is(OR([.C$10]&gt;0;[.$B11]&gt;0))" calcext:base-cell-address="Original.C11"/>
          </calcext:conditional-format>
        </calcext:conditional-formats>
      </table:table>
      <table:table table:name="Enhanced" table:style-name="ta1">
        <table:table-column table:style-name="co2" table:default-cell-style-name="ce84"/>
        <table:table-column table:style-name="co1" table:default-cell-style-name="ce84"/>
        <table:table-column table:style-name="co1" table:number-columns-repeated="19" table:default-cell-style-name="Default"/>
        <table:table-row table:style-name="ro1">
          <table:table-cell/>
          <table:table-cell table:style-name="ce86" office:value-type="string" calcext:value-type="string">
            <text:p>VALUE</text:p>
          </table:table-cell>
          <table:table-cell/>
          <table:table-cell office:value-type="string" calcext:value-type="string">
            <text:p>Here the enlargement of the range was done by inserting Columns and rows inside the primary range.</text:p>
          </table:table-cell>
          <table:table-cell table:number-columns-repeated="17"/>
        </table:table-row>
        <table:table-row table:style-name="ro1">
          <table:table-cell/>
          <table:table-cell table:style-name="ce86" office:value-type="string" calcext:value-type="string">
            <text:p>PREFIX</text:p>
          </table:table-cell>
          <table:table-cell/>
          <table:table-cell office:value-type="string" calcext:value-type="string">
            <text:p>The formula in B6 was adapted by Calc automatically and the range for the conditional format helping find the occurrences was also automatically enlarged.</text:p>
          </table:table-cell>
          <table:table-cell table:number-columns-repeated="13"/>
          <table:table-cell table:style-name="ce111" office:value-type="string" calcext:value-type="string">
            <text:p>TODO </text:p>
          </table:table-cell>
          <table:table-cell table:number-columns-repeated="3"/>
        </table:table-row>
        <table:table-row table:style-name="ro1">
          <table:table-cell/>
          <table:table-cell table:style-name="ce87" office:value-type="string" calcext:value-type="string">
            <text:p>J_w</text:p>
          </table:table-cell>
          <table:table-cell/>
          <table:table-cell office:value-type="string" calcext:value-type="string">
            <text:p>I did not fill in new values except for one.</text:p>
          </table:table-cell>
          <table:table-cell table:number-columns-repeated="13"/>
          <table:table-cell table:style-name="ce112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or the CF working also with the added part of the range the formulae counting occurrences must be filled in the additional cells.</text:p>
          </table:table-cell>
          <table:table-cell table:number-columns-repeated="17"/>
        </table:table-row>
        <table:table-row table:style-name="ro1">
          <table:table-cell table:style-name="ce85" office:value-type="string" calcext:value-type="string">
            <text:p>Max:</text:p>
          </table:table-cell>
          <table:table-cell table:style-name="ce88" table:number-matrix-columns-spanned="1" table:number-matrix-rows-spanned="1" table:formula="of:=MAX(IF(LEFT([.C11:.N1289];LEN([.$B$3]))=[.$B$3];VALUE(MID([.C11:.N1289];LEN([.$B$3])+1;1024));&quot;&quot;))" office:value-type="float" office:value="201" calcext:value-type="float">
            <text:p>201</text:p>
          </table:table-cell>
          <table:table-cell table:number-columns-repeated="15"/>
          <table:table-cell table:style-name="ce106"/>
          <table:table-cell/>
          <table:table-cell table:style-name="ce102" office:value-type="string" calcext:value-type="string">
            <text:p>Speech</text:p>
          </table:table-cell>
          <table:table-cell office:value-type="string" calcext:value-type="string">
            <text:p>SprachAntwort</text:p>
          </table:table-cell>
        </table:table-row>
        <table:table-row table:style-name="ro1">
          <table:table-cell office:value-type="string" calcext:value-type="string">
            <text:p>Maximale J_w#</text:p>
          </table:table-cell>
          <table:table-cell table:number-columns-repeated="2"/>
          <table:table-cell office:value-type="string" calcext:value-type="string">
            <text:p>WICHTIG: Neue Zeilen einfügen lassen, nicht einfach weiter schreiben, sonst funktioniert das script nicht.</text:p>
          </table:table-cell>
          <table:table-cell table:number-columns-repeated="13"/>
          <table:table-cell table:style-name="ce113" office:value-type="string" calcext:value-type="string">
            <text:p>Spezialworte: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Formel um höchste J_w# zu finden: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office:value-type="string" calcext:value-type="string">
            <text:p>Computer</text:p>
          </table:table-cell>
          <table:table-cell office:value-type="string" calcext:value-type="string">
            <text:p>J_w95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84" table:formula="of:=COUNTIF([.C11:.C1289];[.$B$3]&amp;[.$B$6])" office:value-type="float" office:value="0" calcext:value-type="float">
            <text:p>0</text:p>
          </table:table-cell>
          <table:table-cell table:style-name="ce84" table:formula="of:=COUNTIF([.D11:.D1289];[.$B$3]&amp;[.$B$6])" office:value-type="float" office:value="0" calcext:value-type="float">
            <text:p>0</text:p>
          </table:table-cell>
          <table:table-cell table:style-name="ce84" table:formula="of:=COUNTIF([.E11:.E1289];[.$B$3]&amp;[.$B$6])" office:value-type="float" office:value="1" calcext:value-type="float">
            <text:p>1</text:p>
          </table:table-cell>
          <table:table-cell table:style-name="ce84" table:formula="of:=COUNTIF([.F11:.F1289];[.$B$3]&amp;[.$B$6])" office:value-type="float" office:value="3" calcext:value-type="float">
            <text:p>3</text:p>
          </table:table-cell>
          <table:table-cell table:style-name="ce84" table:formula="of:=COUNTIF([.G11:.G1289];[.$B$3]&amp;[.$B$6])" office:value-type="float" office:value="0" calcext:value-type="float">
            <text:p>0</text:p>
          </table:table-cell>
          <table:table-cell table:style-name="ce84" table:formula="of:=COUNTIF([.H11:.H1289];[.$B$3]&amp;[.$B$6])" office:value-type="float" office:value="0" calcext:value-type="float">
            <text:p>0</text:p>
          </table:table-cell>
          <table:table-cell table:style-name="ce84" table:formula="of:=COUNTIF([.I11:.I1289];[.$B$3]&amp;[.$B$6])" office:value-type="float" office:value="0" calcext:value-type="float">
            <text:p>0</text:p>
          </table:table-cell>
          <table:table-cell table:style-name="ce84" table:formula="of:=COUNTIF([.J11:.J1289];[.$B$3]&amp;[.$B$6])" office:value-type="float" office:value="0" calcext:value-type="float">
            <text:p>0</text:p>
          </table:table-cell>
          <table:table-cell table:style-name="ce84" table:formula="of:=COUNTIF([.K11:.K1289];[.$B$3]&amp;[.$B$6])" office:value-type="float" office:value="0" calcext:value-type="float">
            <text:p>0</text:p>
          </table:table-cell>
          <table:table-cell table:style-name="ce84" table:formula="of:=COUNTIF([.L11:.L1289];[.$B$3]&amp;[.$B$6])" office:value-type="float" office:value="0" calcext:value-type="float">
            <text:p>0</text:p>
          </table:table-cell>
          <table:table-cell table:style-name="ce84" table:formula="of:=COUNTIF([.M11:.M1289];[.$B$3]&amp;[.$B$6])" office:value-type="float" office:value="0" calcext:value-type="float">
            <text:p>0</text:p>
          </table:table-cell>
          <table:table-cell table:style-name="ce84" table:formula="of:=COUNTIF([.N11:.N1289];[.$B$3]&amp;[.$B$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COUNTIF([.C11:.N11];[.$B$3]&amp;[.$B$6])"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ZITATE</text:p>
          </table:table-cell>
          <table:table-cell table:style-name="ce102" office:value-type="string" calcext:value-type="string">
            <text:p>Speech</text:p>
          </table:table-cell>
          <table:table-cell table:number-columns-repeated="7"/>
          <table:table-cell table:style-name="ce110" table:number-columns-repeated="2"/>
          <table:table-cell/>
          <table:table-cell office:value-type="string" calcext:value-type="string">
            <text:p>Max:</text:p>
          </table:table-cell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J_Tr</text:p>
          </table:table-cell>
          <table:table-cell table:number-columns-repeated="2"/>
        </table:table-row>
        <table:table-row table:style-name="ro1">
          <table:table-cell/>
          <table:table-cell table:formula="of:=COUNTIF([.C12:.N12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5"/>
          <table:table-cell table:style-name="ce105" office:value-type="string" calcext:value-type="string">
            <text:p><text:s/>Wort fehlt</text:p>
          </table:table-cell>
          <table:table-cell office:value-type="string" calcext:value-type="string">
            <text:p><text:s/>Wort ist nicht im Sprachmodell vorhanden</text:p>
          </table:table-cell>
        </table:table-row>
        <table:table-row table:style-name="ro1">
          <table:table-cell/>
          <table:table-cell table:formula="of:=COUNTIF([.C13:.N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3</text:p>
          </table:table-cell>
          <table:table-cell table:number-columns-repeated="5"/>
          <table:table-cell table:style-name="ce110" table:number-columns-repeated="2"/>
          <table:table-cell/>
          <table:table-cell office:value-type="string" calcext:value-type="string">
            <text:p>J_w</text:p>
          </table:table-cell>
          <table:table-cell/>
          <table:table-cell office:value-type="string" calcext:value-type="string">
            <text:p>Spracherkennung</text:p>
          </table:table-cell>
          <table:table-cell office:value-type="string" calcext:value-type="string">
            <text:p>J_Sp</text:p>
          </table:table-cell>
          <table:table-cell table:number-columns-repeated="2"/>
        </table:table-row>
        <table:table-row table:style-name="ro1">
          <table:table-cell/>
          <table:table-cell table:formula="of:=COUNTIF([.C14:.N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Zitate</text:p>
          </table:table-cell>
          <table:table-cell table:number-columns-repeated="5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15:.N15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5"/>
          <table:table-cell office:value-type="string" calcext:value-type="string">
            <text:p>J_w# um erkennungsgenauigkeit zu erhöhen, sonst eine pool aus allen „nomen“ etc</text:p>
          </table:table-cell>
          <table:table-cell/>
        </table:table-row>
        <table:table-row table:style-name="ro1">
          <table:table-cell/>
          <table:table-cell table:formula="of:=COUNTIF([.C16:.N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5</text:p>
          </table:table-cell>
          <table:table-cell table:number-columns-repeated="4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17:.N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Zitat</text:p>
          </table:table-cell>
          <table:table-cell table:number-columns-repeated="4"/>
          <table:table-cell table:style-name="ce110" table:number-columns-repeated="2"/>
          <table:table-cell table:number-columns-repeated="7"/>
        </table:table-row>
        <table:table-row table:style-name="ro2">
          <table:table-cell/>
          <table:table-cell table:formula="of:=COUNTIF([.C18:.N18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3"/>
          <table:table-cell office:value-type="string" calcext:value-type="string">
            <text:p>Formats <text:span text:style-name="T1">Gammar</text:span> for simon paste :-D</text:p>
          </table:table-cell>
          <table:table-cell table:number-columns-repeated="3"/>
        </table:table-row>
        <table:table-row table:style-name="ro1">
          <table:table-cell/>
          <table:table-cell table:formula="of:=COUNTIF([.C19:.N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6</text:p>
          </table:table-cell>
          <table:table-cell office:value-type="string" calcext:value-type="string">
            <text:p>J_w7</text:p>
          </table:table-cell>
          <table:table-cell table:number-columns-repeated="4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20:.N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en</text:p>
          </table:table-cell>
          <table:table-cell office:value-type="string" calcext:value-type="string">
            <text:p>Spruch</text:p>
          </table:table-cell>
          <table:table-cell table:number-columns-repeated="4"/>
          <table:table-cell table:style-name="ce110" table:number-columns-repeated="2"/>
          <table:table-cell table:number-columns-repeated="3"/>
          <table:table-cell office:value-type="string" calcext:value-type="string">
            <text:p>cat gr | sed -e '/^Simon/ d' | sed -e 's/^[ \t]*//' -e 's/[ \t]*$//' <text:s/>| sed 's/\t/ /g' &gt; gr2 &amp;&amp; mv gr2 gr</text:p>
          </table:table-cell>
          <table:table-cell table:number-columns-repeated="3"/>
        </table:table-row>
        <table:table-row table:style-name="ro1">
          <table:table-cell/>
          <table:table-cell table:formula="of:=COUNTIF([.C21:.N21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22:.N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23:.N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Zita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10" table:number-columns-repeated="2"/>
          <table:table-cell table:number-columns-repeated="7"/>
        </table:table-row>
        <table:table-row table:style-name="ro2">
          <table:table-cell/>
          <table:table-cell table:formula="of:=COUNTIF([.C24:.N24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3"/>
          <table:table-cell office:value-type="string" calcext:value-type="string">
            <text:p>Formats <text:span text:style-name="T1">Commands</text:span> for Simeon paste</text:p>
          </table:table-cell>
          <table:table-cell table:number-columns-repeated="3"/>
        </table:table-row>
        <table:table-row table:style-name="ro1">
          <table:table-cell/>
          <table:table-cell table:formula="of:=COUNTIF([.C25:.N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26:.N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10" table:number-columns-repeated="2"/>
          <table:table-cell table:number-columns-repeated="3"/>
          <table:table-cell office:value-type="string" calcext:value-type="string">
            <text:p>cat co | sed -e '/^J_/ d' | sed -e 's/^[ \t]*//' -e 's/[ \t]*$//' <text:s/>| sed 's/\t/ /g' &gt; co2 &amp;&amp; mv co2 co</text:p>
          </table:table-cell>
          <table:table-cell table:number-columns-repeated="3"/>
        </table:table-row>
        <table:table-row table:style-name="ro1">
          <table:table-cell/>
          <table:table-cell table:formula="of:=COUNTIF([.C27:.N27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28:.N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29:.N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30:.N30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31:.N31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32:.N32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33:.N33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34:.N34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35:.N35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36:.N36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37:.N37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38:.N38];[.$B$3]&amp;[.$B$6])"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INTERNETSUCHE Suchmaschine</text:p>
          </table:table-cell>
          <table:table-cell table:style-name="ce98" table:number-columns-repeated="2"/>
          <table:table-cell/>
          <table:table-cell office:value-type="string" calcext:value-type="string">
            <text:p>Unterteilung Suchmaschinen, Travel, Sonderwünsche etc fehlt!!!!</text:p>
          </table:table-cell>
          <table:table-cell table:number-columns-repeated="4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39:.N39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40:.N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8</text:p>
          </table:table-cell>
          <table:table-cell table:number-columns-repeated="5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41:.N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outube</text:p>
          </table:table-cell>
          <table:table-cell table:number-columns-repeated="5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42:.N42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43:.N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44:.N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45:.N45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46:.N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47:.N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48:.N4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9:.N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1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0:.N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bay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1:.N5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2:.N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2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3:.N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kipedia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4:.N5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5:.N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6:.N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mazo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7:.N5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8:.N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5</text:p>
          </table:table-cell>
          <table:table-cell/>
          <table:table-cell table:style-name="ce100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2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9:.N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Web</text:p>
          </table:table-cell>
          <table:table-cell/>
          <table:table-cell table:style-name="ce100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2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0:.N6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1:.N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2:.N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3:.N6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4:.N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5:.N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6:.N6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7:.N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8:.N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9:.N6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0:.N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1:.N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2:.N7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3:.N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4:.N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5:.N7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6:.N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7:.N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8:.N7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9:.N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0:.N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1:.N8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2:.N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3:.N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4:.N8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5:.N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6:.N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7:.N8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8:.N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34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9:.N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Rezept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0:.N9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1:.N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35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2:.N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Rezepte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3:.N9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4:.N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6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5:.N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bkürzunge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6:.N9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7:.N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7</text:p>
          </table:table-cell>
          <table:table-cell/>
          <table:table-cell table:style-name="ce100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2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8:.N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ithub</text:p>
          </table:table-cell>
          <table:table-cell/>
          <table:table-cell table:style-name="ce100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2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9:.N9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0:.N1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8</text:p>
          </table:table-cell>
          <table:table-cell/>
          <table:table-cell table:style-name="ce100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2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1:.N1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ourceforge</text:p>
          </table:table-cell>
          <table:table-cell/>
          <table:table-cell table:style-name="ce100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2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2:.N10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3:.N1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9</text:p>
          </table:table-cell>
          <table:table-cell/>
          <table:table-cell table:style-name="ce100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2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4:.N1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a</text:p>
          </table:table-cell>
          <table:table-cell/>
          <table:table-cell table:style-name="ce100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2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5:.N10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6:.N1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41</text:p>
          </table:table-cell>
          <table:table-cell office:value-type="string" calcext:value-type="string">
            <text:p>J_w40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7:.N1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ket</text:p>
          </table:table-cell>
          <table:table-cell office:value-type="string" calcext:value-type="string">
            <text:p>Datenbank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8:.N10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9:.N1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41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0:.N1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Paket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1:.N11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2:.N1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42</text:p>
          </table:table-cell>
          <table:table-cell/>
          <table:table-cell table:style-name="ce100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2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3:.N1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Erhebungen</text:p>
          </table:table-cell>
          <table:table-cell/>
          <table:table-cell table:style-name="ce100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2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4:.N11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5:.N1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43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6:.N1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Bilder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7:.N11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8:.N1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44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9:.N1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Bild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0:.N12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1:.N12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2:.N12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3:.N123];[.$B$3]&amp;[.$B$6])" office:value-type="float" office:value="0" calcext:value-type="float">
            <text:p>0</text:p>
          </table:table-cell>
          <table:table-cell table:style-name="ce98" office:value-type="string" calcext:value-type="string">
            <text:p>Webpages</text:p>
          </table:table-cell>
          <table:table-cell table:number-columns-repeated="9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4:.N12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5:.N12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6:.N1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8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7:.N1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outube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8:.N12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9:.N1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9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30:.N1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oogle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31:.N13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32:.N1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33:.N1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tistike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34:.N13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35:.N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1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36:.N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bay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37:.N13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38:.N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39:.N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kipedia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40:.N14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41:.N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42:.N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mazo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43:.N14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44:.N1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45:.N1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tager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46:.N14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47:.N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0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48:.N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ng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49:.N14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50:.N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1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51:.N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ahoo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52:.N15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53:.N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7</text:p>
          </table:table-cell>
          <table:table-cell table:style-name="ce100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54:.N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thub</text:p>
          </table:table-cell>
          <table:table-cell table:style-name="ce100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55:.N15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56:.N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8</text:p>
          </table:table-cell>
          <table:table-cell table:style-name="ce100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57:.N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ourceforge</text:p>
          </table:table-cell>
          <table:table-cell table:style-name="ce100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58:.N15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59:.N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60:.N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efkoch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61:.N16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62:.N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0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63:.N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64:.N16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65:.N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66:.N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67:.N16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68:.N1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3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69:.N1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70:.N17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71:.N1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1</text:p>
          </table:table-cell>
          <table:table-cell office:value-type="string" calcext:value-type="string">
            <text:p>J_w132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72:.N1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Online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73:.N17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74:.N1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5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75:.N1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zepte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 table:style-name="Default"/>
          <table:table-cell table:formula="of:=COUNTIF([.C176:.N176];[.$B$3]&amp;[.$B$6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formula="of:=COUNTIF([.C177:.N17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78:.N178];[.$B$3]&amp;[.$B$6])" office:value-type="float" office:value="0" calcext:value-type="float">
            <text:p>0</text:p>
          </table:table-cell>
          <table:table-cell table:number-columns-repeated="4"/>
          <table:table-cell table:style-name="ce106" table:number-columns-repeated="3"/>
          <table:table-cell table:number-columns-repeated="3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79:.N179];[.$B$3]&amp;[.$B$6])"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WETTER</text:p>
          </table:table-cell>
          <table:table-cell table:style-name="ce102" office:value-type="string" calcext:value-type="string">
            <text:p>Speech</text:p>
          </table:table-cell>
          <table:table-cell/>
          <table:table-cell table:style-name="ce107"/>
          <table:table-cell table:style-name="ce106" table:number-columns-repeated="2"/>
          <table:table-cell table:number-columns-repeated="3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80:.N18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81:.N1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82:.N1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83:.N18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84:.N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85:.N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86:.N18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87:.N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49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88:.N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ndphase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89:.N18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90:.N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91:.N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92:.N19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93:.N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94:.N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95:.N19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96:.N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97:.N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98:.N19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99:.N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00:.N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01:.N20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02:.N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6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03:.N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verhältnisse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04:.N20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05:.N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06:.N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07:.N20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08:.N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09:.N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10:.N21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11:.N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12:.N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13:.N21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14:.N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15:.N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16:.N21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17:.N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18:.N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19:.N21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20:.N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1</text:p>
          </table:table-cell>
          <table:table-cell table:number-columns-repeated="3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21:.N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Morgen</text:p>
          </table:table-cell>
          <table:table-cell table:number-columns-repeated="3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22:.N22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23:.N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2</text:p>
          </table:table-cell>
          <table:table-cell table:number-columns-repeated="3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24:.N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Übermorgen</text:p>
          </table:table-cell>
          <table:table-cell table:number-columns-repeated="3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25:.N22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26:.N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47</text:p>
          </table:table-cell>
          <table:table-cell table:number-columns-repeated="3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27:.N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Heute</text:p>
          </table:table-cell>
          <table:table-cell table:number-columns-repeated="3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28:.N22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29:.N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30:.N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31:.N23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32:.N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9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33:.N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stärke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34:.N23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35:.N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60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6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36:.N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verhältnisse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37:.N23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38:.N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3</text:p>
          </table:table-cell>
          <table:table-cell office:value-type="string" calcext:value-type="string">
            <text:p>J_w49</text:p>
          </table:table-cell>
          <table:table-cell office:value-type="string" calcext:value-type="string">
            <text:p>J_w61</text:p>
          </table:table-cell>
          <table:table-cell office:value-type="string" calcext:value-type="string">
            <text:p>J_w62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39:.N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lche</text:p>
          </table:table-cell>
          <table:table-cell office:value-type="string" calcext:value-type="string">
            <text:p>Mondphase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wir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40:.N24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41:.N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9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42:.N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ondphase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43:.N24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44:.N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9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45:.N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stärke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46:.N24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47:.N24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48:.N24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49:.N249];[.$B$3]&amp;[.$B$6])"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FENSTER_DIREKTWAHL</text:p>
          </table:table-cell>
          <table:table-cell table:style-name="ce98"/>
          <table:table-cell table:style-name="ce102" office:value-type="string" calcext:value-type="string">
            <text:p>Speech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50:.N25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51:.N2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52:.N2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53:.N25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54:.N2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55:.N2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56:.N25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57:.N2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58:.N2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59:.N25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60:.N2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61:.N2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62:.N26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63:.N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64:.N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65:.N26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66:.N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67:.N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68:.N26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69:.N2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70:.N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71:.N27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72:.N2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73:.N2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74:.N27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75:.N2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76:.N2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77:.N27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78:.N2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79:.N2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80:.N28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81:.N2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82:.N2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83:.N28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84:.N284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85:.N2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86:.N28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87:.N287];[.$B$3]&amp;[.$B$6])"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PROGRAMMSTARTER</text:p>
          </table:table-cell>
          <table:table-cell table:style-name="ce98"/>
          <table:table-cell table:style-name="ce102" office:value-type="string" calcext:value-type="string">
            <text:p>Speech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88:.N28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89:.N2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90:.N2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91:.N29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92:.N2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93:.N2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94:.N29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95:.N2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96:.N2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97:.N29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98:.N2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299:.N2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00:.N30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01:.N3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02:.N3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03:.N30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04:.N3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05:.N3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06:.N30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07:.N3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08:.N3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09:.N30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10:.N3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11:.N3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12:.N31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13:.N3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14:.N3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15:.N31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16:.N3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17:.N3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18:.N31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19:.N3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20:.N3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21:.N32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22:.N3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23:.N3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24:.N32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25:.N3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26:.N3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27:.N32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28:.N3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29:.N3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30:.N33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31:.N3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32:.N3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33:.N33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34:.N3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35:.N3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36:.N33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37:.N3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38:.N3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39:.N33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40:.N3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41:.N3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42:.N34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43:.N3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44:.N3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45:.N34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46:.N3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47:.N3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48:.N34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49:.N3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5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50:.N3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refox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51:.N35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52:.N3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53:.N3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54:.N35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55:.N3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7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56:.N3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ypaint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57:.N35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58:.N3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8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59:.N3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mp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60:.N36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61:.N3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9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62:.N3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onsole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63:.N36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64:.N3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65:.N3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66:.N36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67:.N3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1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68:.N3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am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69:.N36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70:.N3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2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71:.N3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breoffice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72:.N37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73:.N3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3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74:.N3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ementine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75:.N37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76:.N3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8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77:.N3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romium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78:.N37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79:.N3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0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80:.N3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clipse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81:.N38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82:.N3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83:.N3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84:.N38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85:.N3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86:.N3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87:.N38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88:.N388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1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89:.N3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ate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90:.N39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91:.N391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92:.N3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93:.N39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94:.N394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95:.N3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96:.N39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97:.N39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98:.N398];[.$B$3]&amp;[.$B$6])"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FENSTERSTEUERUNG</text:p>
          </table:table-cell>
          <table:table-cell table:style-name="ce98"/>
          <table:table-cell/>
          <table:table-cell table:style-name="ce108" office:value-type="string" calcext:value-type="string">
            <text:p>SCRIPTS SCHREIBEN für Sprachoutput!!!!!</text:p>
          </table:table-cell>
          <table:table-cell table:style-name="ce109"/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399:.N39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00:.N4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01:.N4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02:.N40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03:.N4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75</text:p>
          </table:table-cell>
          <table:table-cell table:style-name="ce103" office:value-type="string" calcext:value-type="string">
            <text:p>J_w77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04:.N4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05:.N40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06:.N4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8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07:.N4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bbruch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08:.N40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09:.N4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10:.N4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11:.N41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12:.N4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13:.N4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14:.N41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15:.N4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3" office:value-type="string" calcext:value-type="string">
            <text:p>J_w81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16:.N4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17:.N41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18:.N4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19:.N4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20:.N42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21:.N4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22:.N4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23:.N42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24:.N4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25:.N4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26:.N42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27:.N4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80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28:.N4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Links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29:.N42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30:.N4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table:style-name="ce103" office:value-type="string" calcext:value-type="string">
            <text:p>J_w81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31:.N4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Rechts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32:.N43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33:.N4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2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34:.N4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auf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35:.N43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36:.N4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3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37:.N4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unter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38:.N43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39:.N4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40:.N4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41:.N44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42:.N4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43:.N4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44:.N44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45:.N4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7</text:p>
          </table:table-cell>
          <table:table-cell office:value-type="string" calcext:value-type="string">
            <text:p>J_w75</text:p>
          </table:table-cell>
          <table:table-cell table:style-name="ce103" office:value-type="string" calcext:value-type="string">
            <text:p>J_w77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46:.N4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ieses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47:.N44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48:.N4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6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49:.N4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esktop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50:.N45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51:.N4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6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52:.N4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53:.N45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54:.N4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8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55:.N4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rbeitsfläche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56:.N45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57:.N4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8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58:.N4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59:.N459];[.$B$3]&amp;[.$B$6])" office:value-type="float" office:value="0" calcext:value-type="float">
            <text:p>0</text:p>
          </table:table-cell>
          <table:table-cell table:number-columns-repeated="6"/>
          <table:table-cell table:style-name="ce106"/>
          <table:table-cell table:number-columns-repeated="3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60:.N46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61:.N461];[.$B$3]&amp;[.$B$6])"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PCSTEUERUNG</text:p>
          </table:table-cell>
          <table:table-cell table:style-name="ce98"/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62:.N46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63:.N4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8</text:p>
          </table:table-cell>
          <table:table-cell office:value-type="string" calcext:value-type="string">
            <text:p>J_w89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64:.N4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ldschirm</text:p>
          </table:table-cell>
          <table:table-cell office:value-type="string" calcext:value-type="string">
            <text:p>sperren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65:.N46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66:.N4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2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67:.N4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herunterfahren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68:.N46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69:.N4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70:.N4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71:.N47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72:.N4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3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73:.N4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sloggen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74:.N47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75:.N4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76:.N4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77:.N47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78:.N4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2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79:.N4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erunterfahre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80:.N48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81:.N4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82:.N4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83:.N48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84:.N4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85:.N4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86:.N48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87:.N4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88:.N4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89:.N48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90:.N49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91:.N491];[.$B$3]&amp;[.$B$6])"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SPRACHERKENNUNG</text:p>
          </table:table-cell>
          <table:table-cell table:style-name="ce98"/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92:.N49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93:.N4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9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94:.N4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ortsetzen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95:.N49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96:.N4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100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97:.N4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pause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98:.N49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499:.N4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01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00:.N5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ausieren</text:p>
          </table:table-cell>
          <table:table-cell/>
          <table:table-cell table:style-name="ce100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3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01:.N50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02:.N5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0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1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03:.N5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ch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f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04:.N50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05:.N5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2</text:p>
          </table:table-cell>
          <table:table-cell office:value-type="string" calcext:value-type="string">
            <text:p>J_w143</text:p>
          </table:table-cell>
          <table:table-cell office:value-type="string" calcext:value-type="string">
            <text:p>J_w100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06:.N5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ch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pause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07:.N50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08:.N50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09:.N509];[.$B$3]&amp;[.$B$6])"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JUKEBOX</text:p>
          </table:table-cell>
          <table:table-cell table:number-columns-repeated="8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10:.N51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11:.N5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12:.N5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13:.N51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14:.N5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15:.N5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16:.N51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17:.N5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18:.N5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19:.N51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20:.N5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21:.N5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22:.N52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23:.N5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24:.N5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25:.N52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26:.N5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27:.N5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28:.N52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29:.N5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00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2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30:.N5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31:.N53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32:.N5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33:.N5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34:.N53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35:.N5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36:.N5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37:.N53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38:.N5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39:.N5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40:.N54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41:.N5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42:.N5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43:.N54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44:.N5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45:.N5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46:.N54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47:.N5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48:.N5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49:.N54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50:.N5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51:.N5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52:.N55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53:.N5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54:.N5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55:.N55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56:.N5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57:.N5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58:.N55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59:.N5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0</text:p>
          </table:table-cell>
          <table:table-cell/>
          <table:table-cell table:style-name="ce100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3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60:.N5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61:.N56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62:.N5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63:.N5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64:.N56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65:.N5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66:.N5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67:.N56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68:.N5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69:.N5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70:.N57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71:.N5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72:.N5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73:.N57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74:.N5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75:.N5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76:.N57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77:.N5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78:.N5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79:.N57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80:.N5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81:.N5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82:.N58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83:.N5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84:.N5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85:.N58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86:.N5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/>
          <table:table-cell table:style-name="ce100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3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87:.N5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88:.N58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89:.N5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90:.N5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91:.N59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92:.N5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93:.N5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94:.N59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95:.N5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96:.N5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97:.N59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98:.N5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599:.N5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00:.N60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01:.N6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02:.N6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03:.N60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04:.N6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05:.N6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06:.N60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07:.N6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08:.N6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09:.N60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10:.N6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11:.N6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12:.N61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13:.N6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00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3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14:.N6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15:.N61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16:.N6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17:.N6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18:.N61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19:.N6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20:.N6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21:.N62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22:.N6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23:.N6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24:.N62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25:.N6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26:.N6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27:.N62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28:.N6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29:.N6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30:.N63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31:.N6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32:.N6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33:.N63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34:.N6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72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35:.N6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zufällig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36:.N63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37:.N6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38:.N6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39:.N63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40:.N6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/>
          <table:table-cell table:style-name="ce100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2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41:.N6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42:.N64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43:.N6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44:.N6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45:.N64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46:.N6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47:.N6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48:.N64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49:.N6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50:.N6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51:.N65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52:.N6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53:.N6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54:.N65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55:.N6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56:.N6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57:.N65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58:.N6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00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59:.N6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pause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60:.N66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61:.N6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62:.N6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63:.N66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64:.N6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65:.N6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66:.N66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67:.N66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68:.N66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69:.N66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70:.N67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71:.N671];[.$B$3]&amp;[.$B$6])" office:value-type="float" office:value="0" calcext:value-type="float">
            <text:p>0</text:p>
          </table:table-cell>
          <table:table-cell table:style-name="ce98" office:value-type="string" calcext:value-type="string">
            <text:p>KONSOLENSTEUERUNG</text:p>
          </table:table-cell>
          <table:table-cell table:style-name="ce98"/>
          <table:table-cell table:number-columns-repeated="8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72:.N672];[.$B$3]&amp;[.$B$6])" office:value-type="float" office:value="0" calcext:value-type="float">
            <text:p>0</text:p>
          </table:table-cell>
          <table:table-cell table:number-columns-repeated="8"/>
          <table:table-cell table:style-name="ce103"/>
          <table:table-cell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73:.N67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74:.N6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4</text:p>
          </table:table-cell>
          <table:table-cell office:value-type="string" calcext:value-type="string">
            <text:p>J_w125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75:.N6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r</text:p>
          </table:table-cell>
          <table:table-cell office:value-type="string" calcext:value-type="string">
            <text:p>Tab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76:.N67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77:.N6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76</text:p>
          </table:table-cell>
          <table:table-cell table:style-name="ce103" office:value-type="string" calcext:value-type="string">
            <text:p>J_w77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78:.N6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79:.N679];[.$B$3]&amp;[.$B$6])" office:value-type="float" office:value="0" calcext:value-type="float">
            <text:p>0</text:p>
          </table:table-cell>
          <table:table-cell table:number-columns-repeated="6"/>
          <table:table-cell table:style-name="ce103"/>
          <table:table-cell table:number-columns-repeated="3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80:.N6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27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81:.N6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anlege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82:.N68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83:.N6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84:.N6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85:.N68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86:.N6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style-name="ce103" office:value-type="string" calcext:value-type="string">
            <text:p>J_w81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87:.N6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88:.N68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89:.N6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9</text:p>
          </table:table-cell>
          <table:table-cell office:value-type="string" calcext:value-type="string">
            <text:p>J_w76</text:p>
          </table:table-cell>
          <table:table-cell table:style-name="ce103" office:value-type="string" calcext:value-type="string">
            <text:p>J_w77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90:.N6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onsole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91:.N69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92:.N6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93:.N6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94:.N69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95:.N6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96:.N6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97:.N69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98:.N6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699:.N6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00:.N70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01:.N70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02:.N702];[.$B$3]&amp;[.$B$6])" office:value-type="float" office:value="0" calcext:value-type="float">
            <text:p>0</text:p>
          </table:table-cell>
          <table:table-cell table:style-name="ce98" office:value-type="string" calcext:value-type="string">
            <text:p>Übersetzungen</text:p>
          </table:table-cell>
          <table:table-cell table:style-name="ce98"/>
          <table:table-cell table:number-columns-repeated="8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03:.N70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04:.N7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4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05:.N7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nglish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06:.N70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07:.N7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5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08:.N7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ranzösisch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09:.N70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10:.N7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6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11:.N7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panisch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12:.N71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13:.N7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7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14:.N7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talienisch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15:.N71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16:.N7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8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17:.N7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Chinesisch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18:.N71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19:.N7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9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20:.N7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ussisch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21:.N72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22:.N7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6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23:.N7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Englische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24:.N72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25:.N7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7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26:.N7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Französische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27:.N72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28:.N7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8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29:.N7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Russische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30:.N73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31:.N7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9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32:.N7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hinesische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33:.N73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34:.N7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0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35:.N7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panische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36:.N73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37:.N7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1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38:.N7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talienische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39:.N73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40:.N74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41:.N741];[.$B$3]&amp;[.$B$6])" office:value-type="float" office:value="0" calcext:value-type="float">
            <text:p>0</text:p>
          </table:table-cell>
          <table:table-cell table:style-name="ce98" office:value-type="string" calcext:value-type="string">
            <text:p>Thunderbirdsteuerung</text:p>
          </table:table-cell>
          <table:table-cell table:style-name="ce98"/>
          <table:table-cell table:number-columns-repeated="8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42:.N74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43:.N7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44:.N7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45:.N74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46:.N7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47:.N7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48:.N74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49:.N7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50:.N7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51:.N75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52:.N7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53:.N7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54:.N75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55:.N7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7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56:.N7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pfänger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57:.N75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58:.N7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59:.N7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60:.N76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61:.N7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62:.N7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63:.N76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64:.N7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65:.N7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66:.N76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67:.N7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68:.N7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69:.N76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70:.N7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71:.N7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72:.N77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73:.N7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74:.N7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75:.N77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76:.N7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70</text:p>
          </table:table-cell>
          <table:table-cell office:value-type="string" calcext:value-type="string">
            <text:p>J_w76</text:p>
          </table:table-cell>
          <table:table-cell table:style-name="ce103" office:value-type="string" calcext:value-type="string">
            <text:p>J_w77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77:.N7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78:.N77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79:.N7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80:.N7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81:.N78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82:.N7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83:.N7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84:.N78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85:.N7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86:.N7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87:.N78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88:.N7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89:.N7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90:.N79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91:.N7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92:.N7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93:.N79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94:.N7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95:.N7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96:.N79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97:.N7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98:.N7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799:.N79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00:.N8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01:.N8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02:.N80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03:.N8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04:.N8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05:.N80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06:.N8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07:.N8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08:.N80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09:.N8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0</text:p>
          </table:table-cell>
          <table:table-cell office:value-type="string" calcext:value-type="string">
            <text:p>J_w161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10:.N8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okus</text:p>
          </table:table-cell>
          <table:table-cell office:value-type="string" calcext:value-type="string">
            <text:p>wechsel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11:.N81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12:.N8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13:.N8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14:.N81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15:.N8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16:.N8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17:.N81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18:.N8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19:.N8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20:.N82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21:.N8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22:.N8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23:.N82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24:.N8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25:.N8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26:.N82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27:.N8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3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28:.N8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Adress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29:.N82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30:.N8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31:.N8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table:number-columns-repeated="8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32:.N83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33:.N8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34:.N8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35:.N83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36:.N83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37:.N837];[.$B$3]&amp;[.$B$6])" office:value-type="float" office:value="0" calcext:value-type="float">
            <text:p>0</text:p>
          </table:table-cell>
          <table:table-cell table:style-name="ce99" office:value-type="string" calcext:value-type="string">
            <text:p>Calibre Steuerung</text:p>
          </table:table-cell>
          <table:table-cell table:style-name="ce99"/>
          <table:table-cell table:style-name="ce104"/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38:.N83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39:.N8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40:.N8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41:.N84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42:.N8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table:style-name="ce103" office:value-type="string" calcext:value-type="string">
            <text:p>J_w77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43:.N8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schließe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44:.N84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45:.N84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46:.N846];[.$B$3]&amp;[.$B$6])" office:value-type="float" office:value="0" calcext:value-type="float">
            <text:p>0</text:p>
          </table:table-cell>
          <table:table-cell table:style-name="ce98" office:value-type="string" calcext:value-type="string">
            <text:p>Textmacros</text:p>
          </table:table-cell>
          <table:table-cell table:number-columns-repeated="9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47:.N84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48:.N8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49:.N8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50:.N85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51:.N8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52:.N8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53:.N85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54:.N8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55:.N8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56:.N85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57:.N8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58:.N8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59:.N85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60:.N8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61:.N8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62:.N86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63:.N8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64:.N8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65:.N86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66:.N8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67:.N8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68:.N86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69:.N8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70:.N8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71:.N87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72:.N8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73:.N8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74:.N87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75:.N8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76:.N8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77:.N87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78:.N8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79:.N8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80:.N88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81:.N8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82:.N8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83:.N88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84:.N8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85:.N8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86:.N88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87:.N8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88:.N8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89:.N88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90:.N8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91:.N8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92:.N89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93:.N8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94:.N8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95:.N89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96:.N8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97:.N8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98:.N89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899:.N8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00:.N9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01:.N90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02:.N9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03:.N9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04:.N90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05:.N9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06:.N9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07:.N90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08:.N90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09:.N909];[.$B$3]&amp;[.$B$6])" office:value-type="float" office:value="0" calcext:value-type="float">
            <text:p>0</text:p>
          </table:table-cell>
          <table:table-cell table:style-name="ce100" office:value-type="string" calcext:value-type="string">
            <text:p>Serienjunkie</text:p>
          </table:table-cell>
          <table:table-cell table:number-columns-repeated="9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10:.N910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J_w178</text:p>
          </table:table-cell>
          <table:table-cell office:value-type="string" calcext:value-type="string">
            <text:p>J_w186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11:.N911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Episode</text:p>
          </table:table-cell>
          <table:table-cell office:value-type="string" calcext:value-type="string">
            <text:p>elf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12:.N91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13:.N913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J_w179</text:p>
          </table:table-cell>
          <table:table-cell office:value-type="string" calcext:value-type="string">
            <text:p>J_w187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14:.N914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Staffel</text:p>
          </table:table-cell>
          <table:table-cell office:value-type="string" calcext:value-type="string">
            <text:p>zwölf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15:.N91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16:.N916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_w188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17:.N917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reizeh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18:.N91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19:.N919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_w189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20:.N920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vierzeh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21:.N92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22:.N922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_w190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23:.N923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ünfzeh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24:.N92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25:.N925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_w191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26:.N926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chzeh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27:.N92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28:.N928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_w192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29:.N929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iebzeh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30:.N93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31:.N931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_w193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32:.N932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htzeh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33:.N93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34:.N934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_w194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35:.N935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eunzehn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36:.N93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37:.N937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_w195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38:.N938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39:.N93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40:.N940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_w196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41:.N941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inundzwanzig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42:.N94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43:.N943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_w197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44:.N944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weiundzwanzig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45:.N94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46:.N946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_w198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47:.N947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reiundzwanzig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48:.N94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49:.N949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_w199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50:.N950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vierundzwanzig</text:p>
          </table:table-cell>
          <table:table-cell table:number-columns-repeated="7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51:.N95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52:.N95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53:.N95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54:.N95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55:.N95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56:.N95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57:.N95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58:.N95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59:.N95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60:.N96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61:.N96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62:.N96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63:.N96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64:.N96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65:.N96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66:.N96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67:.N96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68:.N96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69:.N96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70:.N97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71:.N97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72:.N97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73:.N97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74:.N97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75:.N97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76:.N97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77:.N97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78:.N97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79:.N97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80:.N98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81:.N98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82:.N98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83:.N98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84:.N98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85:.N98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86:.N98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87:.N98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88:.N98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89:.N98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90:.N99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91:.N99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92:.N99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93:.N99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94:.N99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95:.N99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96:.N99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97:.N99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98:.N99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999:.N99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00:.N100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01:.N100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02:.N100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03:.N100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04:.N100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05:.N100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06:.N100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07:.N100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08:.N100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09:.N100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10:.N101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11:.N101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12:.N101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13:.N101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14:.N101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15:.N101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16:.N101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17:.N101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18:.N101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19:.N101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20:.N102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21:.N102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22:.N102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23:.N102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24:.N102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25:.N102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26:.N102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27:.N102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28:.N102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29:.N102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30:.N103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31:.N103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32:.N103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33:.N103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34:.N103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35:.N103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36:.N103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37:.N103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38:.N103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39:.N103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40:.N104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41:.N104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42:.N104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43:.N104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44:.N104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45:.N104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46:.N104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47:.N104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48:.N104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49:.N104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50:.N105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51:.N105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52:.N105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53:.N105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54:.N105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55:.N105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56:.N105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57:.N105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58:.N105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59:.N105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60:.N106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61:.N106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62:.N106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63:.N106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64:.N106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65:.N106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66:.N106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67:.N106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68:.N106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69:.N106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70:.N107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71:.N107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72:.N107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73:.N107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74:.N107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75:.N107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76:.N107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77:.N107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78:.N107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79:.N107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80:.N108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81:.N108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82:.N108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83:.N108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84:.N108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85:.N108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86:.N108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87:.N108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88:.N108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89:.N108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90:.N109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91:.N109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92:.N109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93:.N109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94:.N109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95:.N109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96:.N109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97:.N109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98:.N109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099:.N109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00:.N110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01:.N110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02:.N110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03:.N110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04:.N110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05:.N110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06:.N110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07:.N110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08:.N110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09:.N110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10:.N111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11:.N111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12:.N111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13:.N111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14:.N111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15:.N111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16:.N111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17:.N111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18:.N111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19:.N111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20:.N112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21:.N112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22:.N112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23:.N112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24:.N112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25:.N112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26:.N112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27:.N112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28:.N112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29:.N112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30:.N113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31:.N113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32:.N113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33:.N113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34:.N113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35:.N113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36:.N113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37:.N113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38:.N113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39:.N113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40:.N114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41:.N114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42:.N114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43:.N114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44:.N114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45:.N114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46:.N114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47:.N114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48:.N114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49:.N114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50:.N115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51:.N115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52:.N115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53:.N115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54:.N115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55:.N115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56:.N115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57:.N115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58:.N115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59:.N115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60:.N116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61:.N116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62:.N116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63:.N116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64:.N116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65:.N116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66:.N116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67:.N116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68:.N116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69:.N116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70:.N117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71:.N117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72:.N117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73:.N117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74:.N117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75:.N117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76:.N117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77:.N117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78:.N117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79:.N117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80:.N118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81:.N118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82:.N118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83:.N118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84:.N118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85:.N118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86:.N118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87:.N118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88:.N118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89:.N118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90:.N119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91:.N119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92:.N119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93:.N119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94:.N119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95:.N119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96:.N119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97:.N119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98:.N119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199:.N119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00:.N120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01:.N120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02:.N120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03:.N120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04:.N120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05:.N120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06:.N120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07:.N120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08:.N120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09:.N120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10:.N121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11:.N121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12:.N121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13:.N121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14:.N121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15:.N121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16:.N121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17:.N121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18:.N121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19:.N121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20:.N122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21:.N122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22:.N122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23:.N122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24:.N122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25:.N122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26:.N122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27:.N122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28:.N122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29:.N122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30:.N123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31:.N123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32:.N123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33:.N123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34:.N123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35:.N123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36:.N123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37:.N123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38:.N123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39:.N123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40:.N1240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41:.N124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42:.N1242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43:.N124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44:.N1244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45:.N124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46:.N1246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47:.N124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48:.N1248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49:.N124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50:.N1250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INTERNETSUCHE Reisen</text:p>
          </table:table-cell>
          <table:table-cell table:number-columns-repeated="8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51:.N125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52:.N1252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B etc</text:p>
          </table:table-cell>
          <table:table-cell table:number-columns-repeated="8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53:.N125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54:.N1254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Nachrichten <text:s/>schlagzeilen vorlesen</text:p>
          </table:table-cell>
          <table:table-cell table:number-columns-repeated="8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55:.N125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56:.N1256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Science Nachrichten</text:p>
          </table:table-cell>
          <table:table-cell table:number-columns-repeated="8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57:.N125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58:.N1258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ecker stellen</text:p>
          </table:table-cell>
          <table:table-cell table:number-columns-repeated="8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59:.N125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60:.N1260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odo → Audio Aufzeichnung!</text:p>
          </table:table-cell>
          <table:table-cell table:number-columns-repeated="8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61:.N1261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62:.N1262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Möglichkeit Audio Aufzeichung zu machen als Memo und zum verschicken (email)</text:p>
          </table:table-cell>
          <table:table-cell table:number-columns-repeated="8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63:.N1263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64:.N1264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xtbausteine einbauen/aufrufen</text:p>
          </table:table-cell>
          <table:table-cell table:number-columns-repeated="8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65:.N1265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66:.N1266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Abkürzungsverzeichnis</text:p>
          </table:table-cell>
          <table:table-cell table:number-columns-repeated="8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67:.N1267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68:.N1268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rmine Heute → google cal abfrage</text:p>
          </table:table-cell>
          <table:table-cell table:number-columns-repeated="8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69:.N1269];[.$B$3]&amp;[.$B$6])" office:value-type="float" office:value="0" calcext:value-type="float">
            <text:p>0</text:p>
          </table:table-cell>
          <table:table-cell table:number-columns-repeated="10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70:.N1270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as möchte man nach dem Aufstehen vor dem Arbeiten alles wissen ?</text:p>
          </table:table-cell>
          <table:table-cell table:number-columns-repeated="8"/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formula="of:=COUNTIF([.C1271:.N1271];[.$B$3]&amp;[.$B$6])" office:value-type="float" office:value="0" calcext:value-type="float">
            <text:p>0</text:p>
          </table:table-cell>
          <table:table-cell table:style-name="ce101" table:number-columns-repeated="12"/>
          <table:table-cell table:number-columns-repeated="7"/>
        </table:table-row>
        <table:table-row table:style-name="ro1">
          <table:table-cell/>
          <table:table-cell table:formula="of:=COUNTIF([.C1272:.N1272];[.$B$3]&amp;[.$B$6])" office:value-type="float" office:value="0" calcext:value-type="float">
            <text:p>0</text:p>
          </table:table-cell>
          <table:table-cell table:style-name="ce101" table:number-columns-repeated="12"/>
          <table:table-cell table:number-columns-repeated="7"/>
        </table:table-row>
        <table:table-row table:style-name="ro1">
          <table:table-cell/>
          <table:table-cell table:formula="of:=COUNTIF([.C1273:.N1273];[.$B$3]&amp;[.$B$6])" office:value-type="float" office:value="0" calcext:value-type="float">
            <text:p>0</text:p>
          </table:table-cell>
          <table:table-cell table:style-name="ce101" table:number-columns-repeated="12"/>
          <table:table-cell table:number-columns-repeated="7"/>
        </table:table-row>
        <table:table-row table:style-name="ro1">
          <table:table-cell/>
          <table:table-cell table:formula="of:=COUNTIF([.C1274:.N1274];[.$B$3]&amp;[.$B$6])" office:value-type="float" office:value="0" calcext:value-type="float">
            <text:p>0</text:p>
          </table:table-cell>
          <table:table-cell table:style-name="ce101" table:number-columns-repeated="12"/>
          <table:table-cell table:number-columns-repeated="7"/>
        </table:table-row>
        <table:table-row table:style-name="ro1">
          <table:table-cell/>
          <table:table-cell table:formula="of:=COUNTIF([.C1275:.N1275];[.$B$3]&amp;[.$B$6])" office:value-type="float" office:value="0" calcext:value-type="float">
            <text:p>0</text:p>
          </table:table-cell>
          <table:table-cell table:style-name="ce101" table:number-columns-repeated="12"/>
          <table:table-cell table:number-columns-repeated="7"/>
        </table:table-row>
        <table:table-row table:style-name="ro1">
          <table:table-cell/>
          <table:table-cell table:formula="of:=COUNTIF([.C1276:.N1276];[.$B$3]&amp;[.$B$6])" office:value-type="float" office:value="0" calcext:value-type="float">
            <text:p>0</text:p>
          </table:table-cell>
          <table:table-cell table:style-name="ce101" table:number-columns-repeated="12"/>
          <table:table-cell table:number-columns-repeated="7"/>
        </table:table-row>
        <table:table-row table:style-name="ro1">
          <table:table-cell/>
          <table:table-cell table:formula="of:=COUNTIF([.C1277:.N1277];[.$B$3]&amp;[.$B$6])" office:value-type="float" office:value="0" calcext:value-type="float">
            <text:p>0</text:p>
          </table:table-cell>
          <table:table-cell table:style-name="ce101" table:number-columns-repeated="12"/>
          <table:table-cell table:number-columns-repeated="7"/>
        </table:table-row>
        <table:table-row table:style-name="ro1">
          <table:table-cell/>
          <table:table-cell table:formula="of:=COUNTIF([.C1278:.N1278];[.$B$3]&amp;[.$B$6])" office:value-type="float" office:value="0" calcext:value-type="float">
            <text:p>0</text:p>
          </table:table-cell>
          <table:table-cell table:style-name="ce101" table:number-columns-repeated="12"/>
          <table:table-cell table:number-columns-repeated="7"/>
        </table:table-row>
        <table:table-row table:style-name="ro1">
          <table:table-cell/>
          <table:table-cell table:formula="of:=COUNTIF([.C1279:.N1279];[.$B$3]&amp;[.$B$6])" office:value-type="float" office:value="0" calcext:value-type="float">
            <text:p>0</text:p>
          </table:table-cell>
          <table:table-cell table:style-name="ce101" table:number-columns-repeated="12"/>
          <table:table-cell table:number-columns-repeated="7"/>
        </table:table-row>
        <table:table-row table:style-name="ro1">
          <table:table-cell/>
          <table:table-cell table:formula="of:=COUNTIF([.C1280:.N1280];[.$B$3]&amp;[.$B$6])" office:value-type="float" office:value="0" calcext:value-type="float">
            <text:p>0</text:p>
          </table:table-cell>
          <table:table-cell table:style-name="ce101" table:number-columns-repeated="12"/>
          <table:table-cell table:number-columns-repeated="7"/>
        </table:table-row>
        <table:table-row table:style-name="ro1">
          <table:table-cell/>
          <table:table-cell table:formula="of:=COUNTIF([.C1281:.N1281];[.$B$3]&amp;[.$B$6])" office:value-type="float" office:value="0" calcext:value-type="float">
            <text:p>0</text:p>
          </table:table-cell>
          <table:table-cell table:style-name="ce101" table:number-columns-repeated="12"/>
          <table:table-cell table:number-columns-repeated="7"/>
        </table:table-row>
        <table:table-row table:style-name="ro1">
          <table:table-cell/>
          <table:table-cell table:formula="of:=COUNTIF([.C1282:.N1282];[.$B$3]&amp;[.$B$6])" office:value-type="float" office:value="0" calcext:value-type="float">
            <text:p>0</text:p>
          </table:table-cell>
          <table:table-cell table:style-name="ce101" table:number-columns-repeated="12"/>
          <table:table-cell table:number-columns-repeated="7"/>
        </table:table-row>
        <table:table-row table:style-name="ro1">
          <table:table-cell/>
          <table:table-cell table:formula="of:=COUNTIF([.C1283:.N1283];[.$B$3]&amp;[.$B$6])" office:value-type="float" office:value="0" calcext:value-type="float">
            <text:p>0</text:p>
          </table:table-cell>
          <table:table-cell table:style-name="ce101" table:number-columns-repeated="12"/>
          <table:table-cell table:number-columns-repeated="7"/>
        </table:table-row>
        <table:table-row table:style-name="ro1">
          <table:table-cell/>
          <table:table-cell table:formula="of:=COUNTIF([.C1284:.N1284];[.$B$3]&amp;[.$B$6])" office:value-type="float" office:value="0" calcext:value-type="float">
            <text:p>0</text:p>
          </table:table-cell>
          <table:table-cell table:style-name="ce101" table:number-columns-repeated="12"/>
          <table:table-cell table:number-columns-repeated="7"/>
        </table:table-row>
        <table:table-row table:style-name="ro1">
          <table:table-cell/>
          <table:table-cell table:formula="of:=COUNTIF([.C1285:.N1285];[.$B$3]&amp;[.$B$6])" office:value-type="float" office:value="0" calcext:value-type="float">
            <text:p>0</text:p>
          </table:table-cell>
          <table:table-cell table:style-name="ce101" table:number-columns-repeated="12"/>
          <table:table-cell table:number-columns-repeated="7"/>
        </table:table-row>
        <table:table-row table:style-name="ro1">
          <table:table-cell/>
          <table:table-cell table:formula="of:=COUNTIF([.C1286:.N1286];[.$B$3]&amp;[.$B$6])" office:value-type="float" office:value="0" calcext:value-type="float">
            <text:p>0</text:p>
          </table:table-cell>
          <table:table-cell table:style-name="ce101" table:number-columns-repeated="12"/>
          <table:table-cell table:number-columns-repeated="7"/>
        </table:table-row>
        <table:table-row table:style-name="ro1">
          <table:table-cell/>
          <table:table-cell table:formula="of:=COUNTIF([.C1287:.N1287];[.$B$3]&amp;[.$B$6])" office:value-type="float" office:value="0" calcext:value-type="float">
            <text:p>0</text:p>
          </table:table-cell>
          <table:table-cell table:style-name="ce101" table:number-columns-repeated="12"/>
          <table:table-cell table:number-columns-repeated="7"/>
        </table:table-row>
        <table:table-row table:style-name="ro1">
          <table:table-cell/>
          <table:table-cell table:formula="of:=COUNTIF([.C1288:.N1288];[.$B$3]&amp;[.$B$6])" office:value-type="float" office:value="0" calcext:value-type="float">
            <text:p>0</text:p>
          </table:table-cell>
          <table:table-cell table:style-name="ce101" table:number-columns-repeated="12"/>
          <table:table-cell table:number-columns-repeated="7"/>
        </table:table-row>
        <table:table-row table:style-name="ro1">
          <table:table-cell/>
          <table:table-cell table:formula="of:=COUNTIF([.C1289:.N1289];[.$B$3]&amp;[.$B$6])" office:value-type="float" office:value="0" calcext:value-type="float">
            <text:p>0</text:p>
          </table:table-cell>
          <table:table-cell table:style-name="ce101" table:number-columns-repeated="12"/>
          <table:table-cell table:number-columns-repeated="7"/>
        </table:table-row>
        <table:table-row table:style-name="ro1" table:number-rows-repeated="1047286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Original.M11:Original.N47">
            <calcext:condition calcext:apply-style-name="cfContainsMax" calcext:value="formula-is([.M11]=[.$B$3]&amp;[.$B$6])" calcext:base-cell-address="Original.M11"/>
            <calcext:condition calcext:apply-style-name="cfPointToMax" calcext:value="formula-is(OR([.M$10]&gt;0;[.$B11]&gt;0))" calcext:base-cell-address="Original.M11"/>
          </calcext:conditional-format>
        </calcext:conditional-formats>
      </table:table>
      <table:table table:name="FeatureMatrix" table:style-name="ta1">
        <table:table-column table:style-name="co1" table:default-cell-style-name="Default"/>
        <table:table-column table:style-name="co1" table:default-cell-style-name="ce31"/>
        <table:table-column table:style-name="co1" table:default-cell-style-name="ce41"/>
        <table:table-column table:style-name="co1" table:number-columns-repeated="3" table:default-cell-style-name="ce31"/>
        <table:table-column table:style-name="co1" table:default-cell-style-name="ce51"/>
        <table:table-column table:style-name="co1" table:default-cell-style-name="ce31"/>
        <table:table-column table:style-name="co1" table:default-cell-style-name="ce63"/>
        <table:table-column table:style-name="co1" table:default-cell-style-name="ce31"/>
        <table:table-column table:style-name="co1" table:default-cell-style-name="ce69"/>
        <table:table-column table:style-name="co1" table:default-cell-style-name="ce31"/>
        <table:table-column table:style-name="co1" table:default-cell-style-name="ce76"/>
        <table:table-column table:style-name="co1" table:default-cell-style-name="ce31"/>
        <table:table-column table:style-name="co1" table:default-cell-style-name="ce79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ce44" office:value-type="string" calcext:value-type="string">
            <text:p>DEPRECHED!!!!!!!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3">
          <table:table-cell table:number-columns-repeated="2"/>
          <table:table-cell table:style-name="ce32" office:value-type="string" calcext:value-type="string">
            <text:p>Kategorie</text:p>
          </table:table-cell>
          <table:table-cell table:style-name="ce43"/>
          <table:table-cell table:style-name="ce32" office:value-type="string" calcext:value-type="string">
            <text:p>Aufgabe/Ziel</text:p>
          </table:table-cell>
          <table:table-cell table:style-name="ce32"/>
          <table:table-cell table:style-name="ce46" office:value-type="string" calcext:value-type="string">
            <text:p>Wörter im Modell vorhanden</text:p>
          </table:table-cell>
          <table:table-cell table:style-name="ce32"/>
          <table:table-cell table:style-name="ce46" office:value-type="string" calcext:value-type="string">
            <text:p>Scripte geschrieben</text:p>
          </table:table-cell>
          <table:table-cell table:style-name="ce43"/>
          <table:table-cell table:style-name="ce46" office:value-type="string" calcext:value-type="string">
            <text:p>Simon Szenario geschrieben</text:p>
          </table:table-cell>
          <table:table-cell table:style-name="ce43"/>
          <table:table-cell table:style-name="ce46" office:value-type="string" calcext:value-type="string">
            <text:p>Getestet PC</text:p>
          </table:table-cell>
          <table:table-cell table:style-name="ce32"/>
          <table:table-cell table:style-name="ce46" office:value-type="string" calcext:value-type="string">
            <text:p>Getestet RasPi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</table:table-row>
        <table:table-row table:style-name="ro4">
          <table:table-cell table:number-columns-repeated="2"/>
          <table:table-cell table:style-name="ce33" office:value-type="string" calcext:value-type="string">
            <text:p>Gerät</text:p>
          </table:table-cell>
          <table:table-cell/>
          <table:table-cell table:style-name="ce45" office:value-type="string" calcext:value-type="string">
            <text:p>Lichter an/aus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5" office:value-type="string" calcext:value-type="string">
            <text:p>nein</text:p>
          </table:table-cell>
          <table:table-cell table:style-name="ce56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34"/>
          <table:table-cell/>
          <table:table-cell table:style-name="ce45" office:value-type="string" calcext:value-type="string">
            <text:p>Radio an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5" office:value-type="string" calcext:value-type="string">
            <text:p>nein</text:p>
          </table:table-cell>
          <table:table-cell table:style-name="ce54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5"/>
          <table:table-cell/>
          <table:table-cell table:style-name="ce45" office:value-type="string" calcext:value-type="string">
            <text:p>Toaster an/aus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5" office:value-type="string" calcext:value-type="string">
            <text:p>nein</text:p>
          </table:table-cell>
          <table:table-cell table:style-name="ce54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5"/>
          <table:table-cell/>
          <table:table-cell table:style-name="ce45" office:value-type="string" calcext:value-type="string">
            <text:p>Kaffeemaschine an/aus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5" office:value-type="string" calcext:value-type="string">
            <text:p>nein</text:p>
          </table:table-cell>
          <table:table-cell table:style-name="ce54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5"/>
          <table:table-cell/>
          <table:table-cell table:style-name="ce45" office:value-type="string" calcext:value-type="string">
            <text:p>Wasserkocher an/aus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5" office:value-type="string" calcext:value-type="string">
            <text:p>nein</text:p>
          </table:table-cell>
          <table:table-cell table:style-name="ce54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5"/>
          <table:table-cell/>
          <table:table-cell table:style-name="ce45" office:value-type="string" calcext:value-type="string">
            <text:p>Eierkocher an/aus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5" office:value-type="string" calcext:value-type="string">
            <text:p>nein</text:p>
          </table:table-cell>
          <table:table-cell table:style-name="ce54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5"/>
          <table:table-cell/>
          <table:table-cell table:style-name="ce45" office:value-type="string" calcext:value-type="string">
            <text:p>Fernseher an/aus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6" office:value-type="string" calcext:value-type="string">
            <text:p>nein</text:p>
          </table:table-cell>
          <table:table-cell table:style-name="ce54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5"/>
          <table:table-cell/>
          <table:table-cell table:style-name="ce45" office:value-type="string" calcext:value-type="string">
            <text:p>PC herunterfahren/neu starten etc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7" office:value-type="string" calcext:value-type="string">
            <text:p>ja</text:p>
          </table:table-cell>
          <table:table-cell table:style-name="ce54"/>
          <table:table-cell table:style-name="ce66" office:value-type="string" calcext:value-type="string">
            <text:p>ja</text:p>
          </table:table-cell>
          <table:table-cell table:style-name="ce54"/>
          <table:table-cell table:style-name="ce73" office:value-type="string" calcext:value-type="string">
            <text:p>ja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 table:number-columns-repeated="2"/>
        </table:table-row>
        <table:table-row table:style-name="ro5">
          <table:table-cell table:number-columns-repeated="2"/>
          <table:table-cell table:style-name="ce36" office:value-type="string" calcext:value-type="string">
            <text:p>Sprache</text:p>
          </table:table-cell>
          <table:table-cell/>
          <table:table-cell table:style-name="ce45" office:value-type="string" calcext:value-type="string">
            <text:p>Wort übersetzten</text:p>
          </table:table-cell>
          <table:table-cell/>
          <table:table-cell table:style-name="ce48" office:value-type="string" calcext:value-type="string">
            <text:p>ja</text:p>
          </table:table-cell>
          <table:table-cell table:style-name="ce48"/>
          <table:table-cell table:style-name="ce48" office:value-type="string" calcext:value-type="string">
            <text:p>ja</text:p>
          </table:table-cell>
          <table:table-cell table:style-name="ce48"/>
          <table:table-cell table:style-name="ce48" office:value-type="string" calcext:value-type="string">
            <text:p>ja</text:p>
          </table:table-cell>
          <table:table-cell table:style-name="ce48"/>
          <table:table-cell table:style-name="ce48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7"/>
          <table:table-cell/>
          <table:table-cell office:value-type="string" calcext:value-type="string">
            <text:p>Wort definieren lassen</text:p>
          </table:table-cell>
          <table:table-cell/>
          <table:table-cell table:style-name="ce48" office:value-type="string" calcext:value-type="string">
            <text:p>ja</text:p>
          </table:table-cell>
          <table:table-cell/>
          <table:table-cell table:style-name="ce58" office:value-type="string" calcext:value-type="string">
            <text:p>nein</text:p>
          </table:table-cell>
          <table:table-cell/>
          <table:table-cell table:style-name="ce67" office:value-type="string" calcext:value-type="string">
            <text:p>nein</text:p>
          </table:table-cell>
          <table:table-cell/>
          <table:table-cell table:style-name="ce74" office:value-type="string" calcext:value-type="string">
            <text:p>nein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5" office:value-type="string" calcext:value-type="string">
            <text:p>Dikatat verfassen</text:p>
          </table:table-cell>
          <table:table-cell/>
          <table:table-cell table:style-name="ce48" office:value-type="string" calcext:value-type="string">
            <text:p>ja</text:p>
          </table:table-cell>
          <table:table-cell/>
          <table:table-cell table:style-name="ce59" office:value-type="string" calcext:value-type="string">
            <text:p>ja</text:p>
          </table:table-cell>
          <table:table-cell table:style-name="ce59"/>
          <table:table-cell table:style-name="ce59" office:value-type="string" calcext:value-type="string">
            <text:p>ja</text:p>
          </table:table-cell>
          <table:table-cell table:style-name="ce59"/>
          <table:table-cell table:style-name="ce59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5" office:value-type="string" calcext:value-type="string">
            <text:p>Zitate ausgeben</text:p>
          </table:table-cell>
          <table:table-cell/>
          <table:table-cell table:style-name="ce48" office:value-type="string" calcext:value-type="string">
            <text:p>ja</text:p>
          </table:table-cell>
          <table:table-cell/>
          <table:table-cell table:style-name="ce60" office:value-type="string" calcext:value-type="string">
            <text:p>ja</text:p>
          </table:table-cell>
          <table:table-cell table:style-name="ce60"/>
          <table:table-cell table:style-name="ce60" office:value-type="string" calcext:value-type="string">
            <text:p>ja</text:p>
          </table:table-cell>
          <table:table-cell table:style-name="ce60"/>
          <table:table-cell table:style-name="ce60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</table:table-row>
        <table:table-row table:style-name="ro7">
          <table:table-cell table:number-columns-repeated="2"/>
          <table:table-cell table:style-name="ce38" office:value-type="string" calcext:value-type="string">
            <text:p>Information</text:p>
          </table:table-cell>
          <table:table-cell/>
          <table:table-cell table:style-name="ce45" office:value-type="string" calcext:value-type="string">
            <text:p>Wetter vorlesen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ja</text:p>
          </table:table-cell>
          <table:table-cell table:style-name="ce61"/>
          <table:table-cell table:style-name="ce61" office:value-type="string" calcext:value-type="string">
            <text:p>ja</text:p>
          </table:table-cell>
          <table:table-cell table:style-name="ce61"/>
          <table:table-cell table:style-name="ce61"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9"/>
          <table:table-cell/>
          <table:table-cell table:style-name="ce45" office:value-type="string" calcext:value-type="string">
            <text:p>Uhrzeit vorlesen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8">
          <table:table-cell table:number-columns-repeated="2"/>
          <table:table-cell table:style-name="ce39"/>
          <table:table-cell/>
          <table:table-cell table:style-name="ce45" office:value-type="string" calcext:value-type="string">
            <text:p>ZeitungHeadlines vorgelesen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9"/>
          <table:table-cell/>
          <table:table-cell table:style-name="ce45" office:value-type="string" calcext:value-type="string">
            <text:p>Sportergebnisse vorlesen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9"/>
          <table:table-cell/>
          <table:table-cell table:style-name="ce45" office:value-type="string" calcext:value-type="string">
            <text:p>Staumeldungen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9"/>
          <table:table-cell/>
          <table:table-cell table:style-name="ce45" office:value-type="string" calcext:value-type="string">
            <text:p>Aktienkurse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9"/>
          <table:table-cell/>
          <table:table-cell table:style-name="ce45" office:value-type="string" calcext:value-type="string">
            <text:p>Nachrichten aus der Wissenschaft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</table:table-row>
        <table:table-row table:style-name="ro7">
          <table:table-cell table:number-columns-repeated="2"/>
          <table:table-cell table:style-name="ce40" office:value-type="string" calcext:value-type="string">
            <text:p>Spracherkennung</text:p>
          </table:table-cell>
          <table:table-cell/>
          <table:table-cell office:value-type="string" calcext:value-type="string">
            <text:p>Stoppen und Starten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/>
          <table:table-cell table:style-name="ce68" office:value-type="string" calcext:value-type="string">
            <text:p>ja</text:p>
          </table:table-cell>
          <table:table-cell/>
          <table:table-cell table:style-name="ce75" office:value-type="string" calcext:value-type="string">
            <text:p>ja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</table:table-row>
        <table:table-row table:style-name="ro3">
          <table:table-cell table:number-columns-repeated="2"/>
          <table:table-cell office:value-type="string" calcext:value-type="string">
            <text:p>Programme, starten, stoppen, fokusieren</text:p>
          </table:table-cell>
          <table:table-cell/>
          <table:table-cell office:value-type="string" calcext:value-type="string">
            <text:p>Calibr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LibreOffic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Steam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Mypaint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Thunderbird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Gimp 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Clementin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Konsol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</table:table-row>
        <table:table-row table:style-name="ro2">
          <table:table-cell table:number-columns-repeated="2"/>
          <table:table-cell table:style-name="ce42" office:value-type="string" calcext:value-type="string">
            <text:p>Steuerung</text:p>
          </table:table-cell>
          <table:table-cell/>
          <table:table-cell office:value-type="string" calcext:value-type="string">
            <text:p>Thunderbird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ja</text:p>
          </table:table-cell>
          <table:table-cell/>
          <table:table-cell table:style-name="ce70" office:value-type="string" calcext:value-type="string">
            <text:p>ja</text:p>
          </table:table-cell>
          <table:table-cell/>
          <table:table-cell table:style-name="ce77"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2"/>
          <table:table-cell/>
          <table:table-cell office:value-type="string" calcext:value-type="string">
            <text:p>Mypaint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4" office:value-type="string" calcext:value-type="string">
            <text:p>ja</text:p>
          </table:table-cell>
          <table:table-cell/>
          <table:table-cell table:style-name="ce71" office:value-type="string" calcext:value-type="string">
            <text:p>ja</text:p>
          </table:table-cell>
          <table:table-cell/>
          <table:table-cell table:style-name="ce78"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2"/>
          <table:table-cell/>
          <table:table-cell office:value-type="string" calcext:value-type="string">
            <text:p>Konsole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4" office:value-type="string" calcext:value-type="string">
            <text:p>ja</text:p>
          </table:table-cell>
          <table:table-cell/>
          <table:table-cell table:style-name="ce71" office:value-type="string" calcext:value-type="string">
            <text:p>ja</text:p>
          </table:table-cell>
          <table:table-cell/>
          <table:table-cell table:style-name="ce78"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</table:table-row>
        <calcext:conditional-formats>
          <calcext:conditional-format calcext:target-range-address="FeatureMatrix.G6:FeatureMatrix.G13">
            <calcext:condition calcext:apply-style-name="Ja_Grün" calcext:value="=&quot;ja&quot;" calcext:base-cell-address="FeatureMatrix.G6"/>
            <calcext:condition calcext:apply-style-name="Nein_rot" calcext:value="=&quot;nein&quot;" calcext:base-cell-address="FeatureMatrix.G6"/>
          </calcext:conditional-format>
          <calcext:conditional-format calcext:target-range-address="FeatureMatrix.I6:FeatureMatrix.I11">
            <calcext:condition calcext:apply-style-name="Ja_Grün" calcext:value="=&quot;ja&quot;" calcext:base-cell-address="FeatureMatrix.I6"/>
            <calcext:condition calcext:apply-style-name="Nein_rot" calcext:value="=&quot;nein&quot;" calcext:base-cell-address="FeatureMatrix.I6"/>
          </calcext:conditional-format>
          <calcext:conditional-format calcext:target-range-address="FeatureMatrix.I13:FeatureMatrix.I13">
            <calcext:condition calcext:apply-style-name="Ja_Grün" calcext:value="=&quot;ja&quot;" calcext:base-cell-address="FeatureMatrix.I13"/>
            <calcext:condition calcext:apply-style-name="Nein_rot" calcext:value="=&quot;nein&quot;" calcext:base-cell-address="FeatureMatrix.I13"/>
          </calcext:conditional-format>
          <calcext:conditional-format calcext:target-range-address="FeatureMatrix.K13:FeatureMatrix.K13">
            <calcext:condition calcext:apply-style-name="Ja_Grün" calcext:value="=&quot;ja&quot;" calcext:base-cell-address="FeatureMatrix.K13"/>
            <calcext:condition calcext:apply-style-name="Nein_rot" calcext:value="=&quot;nein&quot;" calcext:base-cell-address="FeatureMatrix.K13"/>
          </calcext:conditional-format>
          <calcext:conditional-format calcext:target-range-address="FeatureMatrix.M13:FeatureMatrix.M13">
            <calcext:condition calcext:apply-style-name="Ja_Grün" calcext:value="=&quot;ja&quot;" calcext:base-cell-address="FeatureMatrix.M13"/>
            <calcext:condition calcext:apply-style-name="Nein_rot" calcext:value="=&quot;nein&quot;" calcext:base-cell-address="FeatureMatrix.M13"/>
          </calcext:conditional-format>
          <calcext:conditional-format calcext:target-range-address="FeatureMatrix.K6:FeatureMatrix.K12">
            <calcext:condition calcext:apply-style-name="Ja_Grün" calcext:value="=&quot;ja&quot;" calcext:base-cell-address="FeatureMatrix.K6"/>
            <calcext:condition calcext:apply-style-name="Nein_rot" calcext:value="=&quot;nein&quot;" calcext:base-cell-address="FeatureMatrix.K6"/>
          </calcext:conditional-format>
          <calcext:conditional-format calcext:target-range-address="FeatureMatrix.M6:FeatureMatrix.M12">
            <calcext:condition calcext:apply-style-name="Ja_Grün" calcext:value="=&quot;ja&quot;" calcext:base-cell-address="FeatureMatrix.M6"/>
            <calcext:condition calcext:apply-style-name="Nein_rot" calcext:value="=&quot;nein&quot;" calcext:base-cell-address="FeatureMatrix.M6"/>
          </calcext:conditional-format>
          <calcext:conditional-format calcext:target-range-address="FeatureMatrix.O6:FeatureMatrix.O18">
            <calcext:condition calcext:apply-style-name="Ja_Grün" calcext:value="=&quot;ja&quot;" calcext:base-cell-address="FeatureMatrix.O6"/>
            <calcext:condition calcext:apply-style-name="Nein_rot" calcext:value="=&quot;nein&quot;" calcext:base-cell-address="FeatureMatrix.O6"/>
          </calcext:conditional-format>
          <calcext:conditional-format calcext:target-range-address="FeatureMatrix.G15:FeatureMatrix.G18 FeatureMatrix.H15:FeatureMatrix.M15">
            <calcext:condition calcext:apply-style-name="Ja_Grün" calcext:value="=&quot;ja&quot;" calcext:base-cell-address="FeatureMatrix.G15"/>
            <calcext:condition calcext:apply-style-name="Nein_rot" calcext:value="=&quot;nein&quot;" calcext:base-cell-address="FeatureMatrix.G15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K16:FeatureMatrix.K16">
            <calcext:condition calcext:apply-style-name="Ja_Grün" calcext:value="=&quot;ja&quot;" calcext:base-cell-address="FeatureMatrix.K16"/>
            <calcext:condition calcext:apply-style-name="Nein_rot" calcext:value="=&quot;nein&quot;" calcext:base-cell-address="FeatureMatrix.K16"/>
          </calcext:conditional-format>
          <calcext:conditional-format calcext:target-range-address="FeatureMatrix.M16:FeatureMatrix.M16">
            <calcext:condition calcext:apply-style-name="Ja_Grün" calcext:value="=&quot;ja&quot;" calcext:base-cell-address="FeatureMatrix.M16"/>
            <calcext:condition calcext:apply-style-name="Nein_rot" calcext:value="=&quot;nein&quot;" calcext:base-cell-address="FeatureMatrix.M16"/>
          </calcext:conditional-format>
          <calcext:conditional-format calcext:target-range-address="FeatureMatrix.I17:FeatureMatrix.M17">
            <calcext:condition calcext:apply-style-name="Ja_Grün" calcext:value="=&quot;ja&quot;" calcext:base-cell-address="FeatureMatrix.I17"/>
            <calcext:condition calcext:apply-style-name="Nein_rot" calcext:value="=&quot;nein&quot;" calcext:base-cell-address="FeatureMatrix.I17"/>
          </calcext:conditional-format>
          <calcext:conditional-format calcext:target-range-address="FeatureMatrix.I18:FeatureMatrix.M18">
            <calcext:condition calcext:apply-style-name="Ja_Grün" calcext:value="=&quot;ja&quot;" calcext:base-cell-address="FeatureMatrix.I18"/>
            <calcext:condition calcext:apply-style-name="Nein_rot" calcext:value="=&quot;nein&quot;" calcext:base-cell-address="FeatureMatrix.I18"/>
          </calcext:conditional-format>
          <calcext:conditional-format calcext:target-range-address="FeatureMatrix.G20:FeatureMatrix.G26">
            <calcext:condition calcext:apply-style-name="Ja_Grün" calcext:value="=&quot;ja&quot;" calcext:base-cell-address="FeatureMatrix.G20"/>
            <calcext:condition calcext:apply-style-name="Nein_rot" calcext:value="=&quot;nein&quot;" calcext:base-cell-address="FeatureMatrix.G20"/>
          </calcext:conditional-format>
          <calcext:conditional-format calcext:target-range-address="FeatureMatrix.I20:FeatureMatrix.M20 FeatureMatrix.I21:FeatureMatrix.I26 FeatureMatrix.K21:FeatureMatrix.K26 FeatureMatrix.M21:FeatureMatrix.M26">
            <calcext:condition calcext:apply-style-name="Ja_Grün" calcext:value="=&quot;ja&quot;" calcext:base-cell-address="FeatureMatrix.I20"/>
            <calcext:condition calcext:apply-style-name="Nein_rot" calcext:value="=&quot;nein&quot;" calcext:base-cell-address="FeatureMatrix.I20"/>
          </calcext:conditional-format>
          <calcext:conditional-format calcext:target-range-address="FeatureMatrix.O20:FeatureMatrix.O26">
            <calcext:condition calcext:apply-style-name="Ja_Grün" calcext:value="=&quot;ja&quot;" calcext:base-cell-address="FeatureMatrix.O20"/>
            <calcext:condition calcext:apply-style-name="Nein_rot" calcext:value="=&quot;nein&quot;" calcext:base-cell-address="FeatureMatrix.O20"/>
          </calcext:conditional-format>
          <calcext:conditional-format calcext:target-range-address="FeatureMatrix.G28:FeatureMatrix.G28">
            <calcext:condition calcext:apply-style-name="Ja_Grün" calcext:value="=&quot;ja&quot;" calcext:base-cell-address="FeatureMatrix.G28"/>
            <calcext:condition calcext:apply-style-name="Nein_rot" calcext:value="=&quot;nein&quot;" calcext:base-cell-address="FeatureMatrix.G28"/>
          </calcext:conditional-format>
          <calcext:conditional-format calcext:target-range-address="FeatureMatrix.I28:FeatureMatrix.I28">
            <calcext:condition calcext:apply-style-name="Ja_Grün" calcext:value="=&quot;ja&quot;" calcext:base-cell-address="FeatureMatrix.I28"/>
            <calcext:condition calcext:apply-style-name="Nein_rot" calcext:value="=&quot;nein&quot;" calcext:base-cell-address="FeatureMatrix.I28"/>
          </calcext:conditional-format>
          <calcext:conditional-format calcext:target-range-address="FeatureMatrix.K28:FeatureMatrix.K28">
            <calcext:condition calcext:apply-style-name="Ja_Grün" calcext:value="=&quot;ja&quot;" calcext:base-cell-address="FeatureMatrix.K28"/>
            <calcext:condition calcext:apply-style-name="Nein_rot" calcext:value="=&quot;nein&quot;" calcext:base-cell-address="FeatureMatrix.K28"/>
          </calcext:conditional-format>
          <calcext:conditional-format calcext:target-range-address="FeatureMatrix.M28:FeatureMatrix.M28">
            <calcext:condition calcext:apply-style-name="Ja_Grün" calcext:value="=&quot;ja&quot;" calcext:base-cell-address="FeatureMatrix.M28"/>
            <calcext:condition calcext:apply-style-name="Nein_rot" calcext:value="=&quot;nein&quot;" calcext:base-cell-address="FeatureMatrix.M28"/>
          </calcext:conditional-format>
          <calcext:conditional-format calcext:target-range-address="FeatureMatrix.O28:FeatureMatrix.O28">
            <calcext:condition calcext:apply-style-name="Ja_Grün" calcext:value="=&quot;ja&quot;" calcext:base-cell-address="FeatureMatrix.O28"/>
            <calcext:condition calcext:apply-style-name="Nein_rot" calcext:value="=&quot;nein&quot;" calcext:base-cell-address="FeatureMatrix.O28"/>
          </calcext:conditional-format>
          <calcext:conditional-format calcext:target-range-address="FeatureMatrix.G30:FeatureMatrix.G38">
            <calcext:condition calcext:apply-style-name="Ja_Grün" calcext:value="=&quot;ja&quot;" calcext:base-cell-address="FeatureMatrix.G30"/>
            <calcext:condition calcext:apply-style-name="Nein_rot" calcext:value="=&quot;nein&quot;" calcext:base-cell-address="FeatureMatrix.G30"/>
          </calcext:conditional-format>
          <calcext:conditional-format calcext:target-range-address="FeatureMatrix.I30:FeatureMatrix.I38">
            <calcext:condition calcext:apply-style-name="Ja_Grün" calcext:value="=&quot;ja&quot;" calcext:base-cell-address="FeatureMatrix.I30"/>
            <calcext:condition calcext:apply-style-name="Nein_rot" calcext:value="=&quot;nein&quot;" calcext:base-cell-address="FeatureMatrix.I30"/>
          </calcext:conditional-format>
          <calcext:conditional-format calcext:target-range-address="FeatureMatrix.K30:FeatureMatrix.K38">
            <calcext:condition calcext:apply-style-name="Ja_Grün" calcext:value="=&quot;ja&quot;" calcext:base-cell-address="FeatureMatrix.K30"/>
            <calcext:condition calcext:apply-style-name="Nein_rot" calcext:value="=&quot;nein&quot;" calcext:base-cell-address="FeatureMatrix.K30"/>
          </calcext:conditional-format>
          <calcext:conditional-format calcext:target-range-address="FeatureMatrix.M30:FeatureMatrix.M38">
            <calcext:condition calcext:apply-style-name="Ja_Grün" calcext:value="=&quot;ja&quot;" calcext:base-cell-address="FeatureMatrix.M30"/>
            <calcext:condition calcext:apply-style-name="Nein_rot" calcext:value="=&quot;nein&quot;" calcext:base-cell-address="FeatureMatrix.M30"/>
          </calcext:conditional-format>
          <calcext:conditional-format calcext:target-range-address="FeatureMatrix.O30:FeatureMatrix.O38">
            <calcext:condition calcext:apply-style-name="Ja_Grün" calcext:value="=&quot;ja&quot;" calcext:base-cell-address="FeatureMatrix.O30"/>
            <calcext:condition calcext:apply-style-name="Nein_rot" calcext:value="=&quot;nein&quot;" calcext:base-cell-address="FeatureMatrix.O30"/>
          </calcext:conditional-format>
          <calcext:conditional-format calcext:target-range-address="FeatureMatrix.G40:FeatureMatrix.G40">
            <calcext:condition calcext:apply-style-name="Ja_Grün" calcext:value="=&quot;ja&quot;" calcext:base-cell-address="FeatureMatrix.G40"/>
            <calcext:condition calcext:apply-style-name="Nein_rot" calcext:value="=&quot;nein&quot;" calcext:base-cell-address="FeatureMatrix.G40"/>
          </calcext:conditional-format>
          <calcext:conditional-format calcext:target-range-address="FeatureMatrix.G41:FeatureMatrix.G42">
            <calcext:condition calcext:apply-style-name="Ja_Grün" calcext:value="=&quot;ja&quot;" calcext:base-cell-address="FeatureMatrix.G41"/>
            <calcext:condition calcext:apply-style-name="Nein_rot" calcext:value="=&quot;nein&quot;" calcext:base-cell-address="FeatureMatrix.G41"/>
          </calcext:conditional-format>
          <calcext:conditional-format calcext:target-range-address="FeatureMatrix.I40:FeatureMatrix.I42">
            <calcext:condition calcext:apply-style-name="Ja_Grün" calcext:value="=&quot;ja&quot;" calcext:base-cell-address="FeatureMatrix.I40"/>
            <calcext:condition calcext:apply-style-name="Nein_rot" calcext:value="=&quot;nein&quot;" calcext:base-cell-address="FeatureMatrix.I40"/>
          </calcext:conditional-format>
          <calcext:conditional-format calcext:target-range-address="FeatureMatrix.K40:FeatureMatrix.K40">
            <calcext:condition calcext:apply-style-name="Ja_Grün" calcext:value="=&quot;ja&quot;" calcext:base-cell-address="FeatureMatrix.K40"/>
            <calcext:condition calcext:apply-style-name="Nein_rot" calcext:value="=&quot;nein&quot;" calcext:base-cell-address="FeatureMatrix.K40"/>
          </calcext:conditional-format>
          <calcext:conditional-format calcext:target-range-address="FeatureMatrix.M40:FeatureMatrix.M40">
            <calcext:condition calcext:apply-style-name="Ja_Grün" calcext:value="=&quot;ja&quot;" calcext:base-cell-address="FeatureMatrix.M40"/>
            <calcext:condition calcext:apply-style-name="Nein_rot" calcext:value="=&quot;nein&quot;" calcext:base-cell-address="FeatureMatrix.M40"/>
          </calcext:conditional-format>
          <calcext:conditional-format calcext:target-range-address="FeatureMatrix.M41:FeatureMatrix.M42">
            <calcext:condition calcext:apply-style-name="Ja_Grün" calcext:value="=&quot;ja&quot;" calcext:base-cell-address="FeatureMatrix.M41"/>
            <calcext:condition calcext:apply-style-name="Nein_rot" calcext:value="=&quot;nein&quot;" calcext:base-cell-address="FeatureMatrix.M41"/>
          </calcext:conditional-format>
          <calcext:conditional-format calcext:target-range-address="FeatureMatrix.K41:FeatureMatrix.K42">
            <calcext:condition calcext:apply-style-name="Ja_Grün" calcext:value="=&quot;ja&quot;" calcext:base-cell-address="FeatureMatrix.K41"/>
            <calcext:condition calcext:apply-style-name="Nein_rot" calcext:value="=&quot;nein&quot;" calcext:base-cell-address="FeatureMatrix.K41"/>
          </calcext:conditional-format>
          <calcext:conditional-format calcext:target-range-address="FeatureMatrix.O40:FeatureMatrix.O42">
            <calcext:condition calcext:apply-style-name="Ja_Grün" calcext:value="=&quot;ja&quot;" calcext:base-cell-address="FeatureMatrix.O40"/>
            <calcext:condition calcext:apply-style-name="Nein_rot" calcext:value="=&quot;nein&quot;" calcext:base-cell-address="FeatureMatrix.O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ContainsMax" style:family="table-cell" style:parent-style-name="Default">
      <style:table-cell-properties fo:background-color="#ffcc00"/>
    </style:style>
    <style:style style:name="cfPointToMax" style:family="table-cell" style:parent-style-name="Default">
      <style:table-cell-properties fo:background-color="#eeeeee"/>
    </style:style>
    <style:style style:name="Ja_5f_Grün" style:display-name="Ja_Grün" style:family="table-cell" style:parent-style-name="Default">
      <style:table-cell-properties fo:background-color="#99ff99"/>
    </style:style>
    <style:style style:name="Nein_5f_rot" style:display-name="Nein_rot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3">00.00.0000</text:date>, <text:time style:data-style-name="N2" text:time-value="18:15:46.5799412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6:20:26.614000000</meta:creation-date>
    <dc:date>2014-08-13T18:23:49.828326684</dc:date>
    <meta:editing-duration>PT12H58M39S</meta:editing-duration>
    <meta:editing-cycles>114</meta:editing-cycles>
    <meta:generator>LibreOffice/4.2.5.2$Linux_X86_64 LibreOffice_project/420m0$Build-2</meta:generator>
    <meta:document-statistic meta:table-count="3" meta:cell-count="4119" meta:object-count="0"/>
  </office:meta>
</office:document-meta>
</file>